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text-properties style:font-name="Helvetica Neue" fo:font-size="10pt" style:font-size-asian="10pt" style:font-size-complex="10pt"/>
    </style:style>
    <style:style style:name="P2" style:family="paragraph" style:parent-style-name="Text_20_body">
      <style:paragraph-properties fo:line-height="115%"/>
      <style:text-properties style:font-name="Helvetica Neue" fo:font-size="12pt" officeooo:rsid="001f2456" officeooo:paragraph-rsid="001f2456" style:font-size-asian="12pt" style:font-size-complex="12pt"/>
    </style:style>
    <style:style style:name="P3" style:family="paragraph" style:parent-style-name="Text_20_body">
      <style:paragraph-properties fo:line-height="115%"/>
      <style:text-properties style:font-name="Helvetica Neue" fo:font-size="12pt" officeooo:rsid="001bbd91" officeooo:paragraph-rsid="001bbd91" style:font-size-asian="12pt" style:font-size-complex="12pt"/>
    </style:style>
    <style:style style:name="P4" style:family="paragraph" style:parent-style-name="Text_20_body">
      <style:paragraph-properties fo:line-height="115%"/>
      <style:text-properties style:font-name="Helvetica Neue" fo:font-size="12pt" style:font-size-asian="12pt" style:font-size-complex="12pt"/>
    </style:style>
    <style:style style:name="P5" style:family="paragraph" style:parent-style-name="Text_20_body">
      <style:paragraph-properties fo:line-height="115%"/>
      <style:text-properties style:font-name="Helvetica Neue" fo:font-size="12pt" officeooo:rsid="001d44cf" officeooo:paragraph-rsid="001d44cf" style:font-size-asian="12pt" style:font-size-complex="12pt"/>
    </style:style>
    <style:style style:name="P6" style:family="paragraph" style:parent-style-name="Standard">
      <style:paragraph-properties fo:margin-top="0in" fo:margin-bottom="0in" style:contextual-spacing="false" fo:line-height="115%"/>
      <style:text-properties style:font-name="Helvetica Neue" officeooo:rsid="0050f76b" officeooo:paragraph-rsid="0050f76b"/>
    </style:style>
    <style:style style:name="P7" style:family="paragraph" style:parent-style-name="Title">
      <style:text-properties style:font-name="Helvetica Neue" fo:font-weight="normal" officeooo:rsid="004b4a2f" style:font-weight-asian="normal" style:font-weight-complex="normal"/>
    </style:style>
    <style:style style:name="P8" style:family="paragraph" style:parent-style-name="Text_20_body">
      <style:paragraph-properties fo:margin-left="0in" fo:margin-right="0in" fo:text-align="center" style:justify-single-word="false" fo:text-indent="0in" style:auto-text-indent="false"/>
      <style:text-properties style:font-name="Helvetica Neue" officeooo:rsid="00aa0530" officeooo:paragraph-rsid="00aa0530"/>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Heading_20_2">
      <style:text-properties style:font-name="Liberation Sans" fo:font-size="16.1000003814697pt" fo:font-weight="bold" officeooo:rsid="00abd4f1" officeooo:paragraph-rsid="00abd4f1" style:font-name-asian="Arial Unicode MS" style:font-size-asian="16.1000003814697pt" style:font-weight-asian="bold" style:font-name-complex="Arial Unicode MS" style:font-size-complex="16.1000003814697pt" style:font-weight-complex="bold"/>
    </style:style>
    <style:style style:name="P15" style:family="paragraph" style:parent-style-name="Heading_20_2">
      <style:text-properties style:font-name="Liberation Sans" fo:font-size="16.1000003814697pt" fo:font-weight="bold" officeooo:rsid="00ada51b" officeooo:paragraph-rsid="00ada51b" style:font-name-asian="Arial Unicode MS" style:font-size-asian="16.1000003814697pt" style:font-weight-asian="bold" style:font-name-complex="Arial Unicode MS" style:font-size-complex="16.1000003814697pt" style:font-weight-complex="bold"/>
    </style:style>
    <style:style style:name="P16" style:family="paragraph" style:parent-style-name="Heading_20_2">
      <style:text-properties style:font-name="Liberation Sans" fo:font-size="16.1000003814697pt" fo:font-weight="bold" officeooo:rsid="00b12527" officeooo:paragraph-rsid="00b12527" style:font-name-asian="Arial Unicode MS" style:font-size-asian="16.1000003814697pt" style:font-weight-asian="bold" style:font-name-complex="Arial Unicode MS" style:font-size-complex="16.1000003814697pt" style:font-weight-complex="bold"/>
    </style:style>
    <style:style style:name="P17" style:family="paragraph" style:parent-style-name="Heading_20_2">
      <style:text-properties officeooo:paragraph-rsid="00b12527"/>
    </style:style>
    <style:style style:name="P18" style:family="paragraph" style:parent-style-name="Heading_20_2">
      <style:text-properties officeooo:rsid="00b91f21" officeooo:paragraph-rsid="00b91f21"/>
    </style:style>
    <style:style style:name="P19" style:family="paragraph" style:parent-style-name="Heading_20_3">
      <style:text-properties officeooo:paragraph-rsid="00be4cca"/>
    </style:style>
    <style:style style:name="P20" style:family="paragraph" style:parent-style-name="Heading_20_3">
      <style:text-properties style:font-name="Liberation Sans" fo:font-size="14.1000003814697pt" fo:font-weight="bold" officeooo:rsid="00c7cfe4" officeooo:paragraph-rsid="00c7cfe4" style:font-name-asian="Arial Unicode MS" style:font-size-asian="14.1000003814697pt" style:font-weight-asian="bold" style:font-name-complex="Arial Unicode MS" style:font-size-complex="14.1000003814697pt" style:font-weight-complex="bold"/>
    </style:style>
    <style:style style:name="P21" style:family="paragraph" style:parent-style-name="Heading_20_4">
      <style:text-properties officeooo:paragraph-rsid="00be4cca"/>
    </style:style>
    <style:style style:name="P22" style:family="paragraph" style:parent-style-name="Standard">
      <style:paragraph-properties fo:margin-top="0in" fo:margin-bottom="0in" style:contextual-spacing="false" fo:line-height="115%"/>
      <style:text-properties style:font-name="Helvetica Neue" officeooo:rsid="0050f76b" officeooo:paragraph-rsid="00517abc"/>
    </style:style>
    <style:style style:name="P23" style:family="paragraph" style:parent-style-name="Standard">
      <style:paragraph-properties fo:margin-top="0in" fo:margin-bottom="0in" style:contextual-spacing="false" fo:line-height="115%"/>
      <style:text-properties style:font-name="Helvetica Neue" officeooo:rsid="0050f76b" officeooo:paragraph-rsid="00abd4f1"/>
    </style:style>
    <style:style style:name="P24" style:family="paragraph" style:parent-style-name="Standard">
      <style:paragraph-properties fo:margin-top="0in" fo:margin-bottom="0in" style:contextual-spacing="false" fo:line-height="115%"/>
      <style:text-properties style:font-name="Helvetica Neue" officeooo:rsid="0050f76b" officeooo:paragraph-rsid="00ada51b"/>
    </style:style>
    <style:style style:name="P25" style:family="paragraph" style:parent-style-name="Standard">
      <style:paragraph-properties fo:margin-top="0in" fo:margin-bottom="0in" style:contextual-spacing="false" fo:line-height="115%"/>
      <style:text-properties officeooo:paragraph-rsid="00549290"/>
    </style:style>
    <style:style style:name="P26" style:family="paragraph" style:parent-style-name="Standard">
      <style:paragraph-properties fo:margin-top="0in" fo:margin-bottom="0in" style:contextual-spacing="false" fo:line-height="115%"/>
      <style:text-properties officeooo:paragraph-rsid="00be4cca"/>
    </style:style>
    <style:style style:name="P27" style:family="paragraph" style:parent-style-name="Text_20_body" style:list-style-name="L1">
      <style:paragraph-properties fo:line-height="100%"/>
      <style:text-properties style:font-name="Helvetica Neue" officeooo:rsid="0022e212" officeooo:paragraph-rsid="003c95a9"/>
    </style:style>
    <style:style style:name="P28" style:family="paragraph" style:parent-style-name="Text_20_body" style:list-style-name="L1">
      <style:paragraph-properties fo:line-height="100%"/>
      <style:text-properties style:font-name="Helvetica Neue" officeooo:rsid="0022e212" officeooo:paragraph-rsid="0024203d"/>
    </style:style>
    <style:style style:name="P29" style:family="paragraph" style:parent-style-name="Text_20_body">
      <style:paragraph-properties fo:line-height="115%"/>
      <style:text-properties style:font-name="Helvetica Neue" officeooo:rsid="0022e212" officeooo:paragraph-rsid="0024203d"/>
    </style:style>
    <style:style style:name="P30" style:family="paragraph" style:parent-style-name="Text_20_body">
      <style:paragraph-properties fo:line-height="115%"/>
      <style:text-properties style:font-name="Helvetica Neue" officeooo:rsid="00a81327" officeooo:paragraph-rsid="00a81327"/>
    </style:style>
    <style:style style:name="P31" style:family="paragraph" style:parent-style-name="Text_20_body" style:list-style-name="L2">
      <style:paragraph-properties fo:line-height="115%"/>
      <style:text-properties style:font-name="Helvetica Neue" officeooo:rsid="00a81327" officeooo:paragraph-rsid="00a81327"/>
    </style:style>
    <style:style style:name="P32" style:family="paragraph" style:parent-style-name="Text_20_body" style:list-style-name="L3">
      <style:text-properties style:font-name="Helvetica Neue" officeooo:rsid="0052b848" officeooo:paragraph-rsid="0052b848"/>
    </style:style>
    <style:style style:name="P33" style:family="paragraph" style:parent-style-name="Text_20_body" style:list-style-name="L3">
      <style:text-properties style:font-name="Helvetica Neue" officeooo:rsid="0052b848" officeooo:paragraph-rsid="0052d610"/>
    </style:style>
    <style:style style:name="P34" style:family="paragraph" style:parent-style-name="Text_20_body">
      <style:paragraph-properties fo:line-height="115%"/>
      <style:text-properties style:font-name="Helvetica Neue" officeooo:rsid="0052b848" officeooo:paragraph-rsid="0052b848"/>
    </style:style>
    <style:style style:name="P35" style:family="paragraph" style:parent-style-name="Text_20_body" style:list-style-name="L4">
      <style:text-properties style:font-name="Helvetica Neue" officeooo:rsid="0056d611" officeooo:paragraph-rsid="0056d611"/>
    </style:style>
    <style:style style:name="P36" style:family="paragraph" style:parent-style-name="Text_20_body" style:list-style-name="L4">
      <style:text-properties style:font-name="Helvetica Neue" officeooo:rsid="0056d611" officeooo:paragraph-rsid="009bd016"/>
    </style:style>
    <style:style style:name="P37" style:family="paragraph" style:parent-style-name="Text_20_body" style:list-style-name="L4">
      <style:text-properties style:font-name="Helvetica Neue" officeooo:rsid="002d5bbf" officeooo:paragraph-rsid="0056d611"/>
    </style:style>
    <style:style style:name="P38" style:family="paragraph" style:parent-style-name="Text_20_body" style:list-style-name="L4">
      <style:text-properties style:font-name="Helvetica Neue" officeooo:rsid="002d5bbf" officeooo:paragraph-rsid="009bd016"/>
    </style:style>
    <style:style style:name="P39" style:family="paragraph" style:parent-style-name="Text_20_body" style:list-style-name="L4">
      <style:text-properties style:font-name="Helvetica Neue" officeooo:rsid="002d5bbf" officeooo:paragraph-rsid="00bbf47d"/>
    </style:style>
    <style:style style:name="P40" style:family="paragraph" style:parent-style-name="Text_20_body">
      <style:paragraph-properties fo:line-height="115%"/>
      <style:text-properties style:font-name="Helvetica Neue" officeooo:rsid="002d5bbf" officeooo:paragraph-rsid="002d5bbf"/>
    </style:style>
    <style:style style:name="P41" style:family="paragraph" style:parent-style-name="Text_20_body">
      <style:text-properties style:font-name="Helvetica Neue" officeooo:rsid="002d5bbf" officeooo:paragraph-rsid="0056d611"/>
    </style:style>
    <style:style style:name="P42" style:family="paragraph" style:parent-style-name="Text_20_body">
      <style:text-properties style:font-name="Helvetica Neue" officeooo:rsid="002d5bbf" officeooo:paragraph-rsid="009bd016"/>
    </style:style>
    <style:style style:name="P43" style:family="paragraph" style:parent-style-name="Text_20_body" style:list-style-name="L5">
      <style:paragraph-properties fo:line-height="100%"/>
      <style:text-properties style:font-name="Helvetica Neue" fo:font-weight="normal" officeooo:rsid="002ea3c9" officeooo:paragraph-rsid="002ea3c9" style:font-weight-asian="normal" style:font-weight-complex="normal"/>
    </style:style>
    <style:style style:name="P44" style:family="paragraph" style:parent-style-name="Text_20_body" style:list-style-name="L5">
      <style:paragraph-properties fo:line-height="100%"/>
      <style:text-properties style:font-name="Helvetica Neue" fo:font-weight="normal" officeooo:rsid="002ea3c9" officeooo:paragraph-rsid="0056d611" style:font-weight-asian="normal" style:font-weight-complex="normal"/>
    </style:style>
    <style:style style:name="P45" style:family="paragraph" style:parent-style-name="Text_20_body">
      <style:paragraph-properties fo:line-height="115%"/>
      <style:text-properties style:font-name="Helvetica Neue" fo:font-weight="normal" officeooo:rsid="002ea3c9" officeooo:paragraph-rsid="00454cb9" style:font-weight-asian="normal" style:font-weight-complex="normal"/>
    </style:style>
    <style:style style:name="P46" style:family="paragraph" style:parent-style-name="Text_20_body" style:list-style-name="L5">
      <style:paragraph-properties fo:line-height="100%"/>
      <style:text-properties style:font-name="Helvetica Neue" fo:font-weight="normal" officeooo:paragraph-rsid="0056d611" style:font-weight-asian="normal" style:font-weight-complex="normal"/>
    </style:style>
    <style:style style:name="P47" style:family="paragraph" style:parent-style-name="Text_20_body" style:list-style-name="L5">
      <style:paragraph-properties fo:line-height="100%"/>
      <style:text-properties style:font-name="Helvetica Neue" fo:font-weight="normal" officeooo:rsid="00bc53af" officeooo:paragraph-rsid="00bc53af" style:font-weight-asian="normal" style:font-weight-complex="normal"/>
    </style:style>
    <style:style style:name="P48" style:family="paragraph" style:parent-style-name="Text_20_body" style:list-style-name="L6">
      <style:paragraph-properties fo:line-height="100%"/>
      <style:text-properties style:font-name="Helvetica Neue" officeooo:rsid="0041535b" officeooo:paragraph-rsid="0041535b"/>
    </style:style>
    <style:style style:name="P49" style:family="paragraph" style:parent-style-name="Text_20_body" style:list-style-name="L8">
      <style:paragraph-properties fo:line-height="100%"/>
      <style:text-properties style:font-name="Helvetica Neue" officeooo:rsid="0041535b" officeooo:paragraph-rsid="009c5bff"/>
    </style:style>
    <style:style style:name="P50" style:family="paragraph" style:parent-style-name="Text_20_body" style:list-style-name="L8">
      <style:paragraph-properties fo:line-height="100%"/>
      <style:text-properties style:font-name="Helvetica Neue" officeooo:rsid="0041535b" officeooo:paragraph-rsid="009bd016"/>
    </style:style>
    <style:style style:name="P51" style:family="paragraph" style:parent-style-name="Text_20_body">
      <style:paragraph-properties fo:line-height="115%"/>
      <style:text-properties style:font-name="Helvetica Neue" officeooo:rsid="0041535b" officeooo:paragraph-rsid="0041535b"/>
    </style:style>
    <style:style style:name="P52" style:family="paragraph" style:parent-style-name="Text_20_body">
      <style:paragraph-properties fo:line-height="115%"/>
      <style:text-properties style:font-name="Helvetica Neue" officeooo:rsid="0041535b" officeooo:paragraph-rsid="009c5bff"/>
    </style:style>
    <style:style style:name="P53" style:family="paragraph" style:parent-style-name="Text_20_body">
      <style:paragraph-properties fo:line-height="115%"/>
      <style:text-properties style:font-name="Helvetica Neue" officeooo:rsid="0041535b" officeooo:paragraph-rsid="009bd016"/>
    </style:style>
    <style:style style:name="P54" style:family="paragraph" style:parent-style-name="Text_20_body">
      <style:paragraph-properties fo:line-height="115%"/>
      <style:text-properties style:font-name="Helvetica Neue" officeooo:rsid="0041535b" officeooo:paragraph-rsid="00be4cca"/>
    </style:style>
    <style:style style:name="P55" style:family="paragraph" style:parent-style-name="Text_20_body" style:list-style-name="L7">
      <style:text-properties style:font-name="Helvetica Neue" officeooo:rsid="008fd0b3" officeooo:paragraph-rsid="008fd0b3"/>
    </style:style>
    <style:style style:name="P56" style:family="paragraph" style:parent-style-name="Text_20_body" style:list-style-name="L7">
      <style:text-properties style:font-name="Helvetica Neue" officeooo:rsid="008fd0b3" officeooo:paragraph-rsid="00c195e1"/>
    </style:style>
    <style:style style:name="P57" style:family="paragraph" style:parent-style-name="Text_20_body">
      <style:text-properties style:font-name="Helvetica Neue" officeooo:rsid="008fd0b3" officeooo:paragraph-rsid="008fd0b3"/>
    </style:style>
    <style:style style:name="P58" style:family="paragraph" style:parent-style-name="Text_20_body">
      <style:paragraph-properties fo:line-height="115%"/>
      <style:text-properties style:font-name="Helvetica Neue" officeooo:rsid="00962997" officeooo:paragraph-rsid="00962997"/>
    </style:style>
    <style:style style:name="P59" style:family="paragraph" style:parent-style-name="Text_20_body">
      <style:paragraph-properties fo:line-height="115%"/>
      <style:text-properties style:font-name="Helvetica Neue" officeooo:rsid="00962997" officeooo:paragraph-rsid="00a182de"/>
    </style:style>
    <style:style style:name="P60" style:family="paragraph" style:parent-style-name="Text_20_body">
      <style:paragraph-properties fo:line-height="115%"/>
      <style:text-properties style:font-name="Helvetica Neue" officeooo:rsid="002ea3c9" officeooo:paragraph-rsid="00962997"/>
    </style:style>
    <style:style style:name="P61" style:family="paragraph" style:parent-style-name="Text_20_body">
      <style:paragraph-properties fo:line-height="115%"/>
      <style:text-properties style:font-name="Helvetica Neue" officeooo:rsid="002ea3c9" officeooo:paragraph-rsid="00a182de"/>
    </style:style>
    <style:style style:name="P62" style:family="paragraph" style:parent-style-name="Text_20_body">
      <style:text-properties style:font-name="Helvetica Neue" officeooo:rsid="002ea3c9" officeooo:paragraph-rsid="002ea3c9"/>
    </style:style>
    <style:style style:name="P63" style:family="paragraph" style:parent-style-name="Text_20_body">
      <style:paragraph-properties fo:line-height="115%"/>
      <style:text-properties style:font-name="Helvetica Neue" officeooo:rsid="009802ee" officeooo:paragraph-rsid="009802ee"/>
    </style:style>
    <style:style style:name="P64" style:family="paragraph" style:parent-style-name="Text_20_body">
      <style:paragraph-properties fo:line-height="115%"/>
      <style:text-properties style:font-name="Helvetica Neue" officeooo:rsid="009802ee" officeooo:paragraph-rsid="009bd016"/>
    </style:style>
    <style:style style:name="P65" style:family="paragraph" style:parent-style-name="Text_20_body">
      <style:paragraph-properties fo:line-height="115%"/>
      <style:text-properties style:font-name="Helvetica Neue" officeooo:rsid="009802ee" officeooo:paragraph-rsid="00c5d32b"/>
    </style:style>
    <style:style style:name="P66" style:family="paragraph" style:parent-style-name="Text_20_body">
      <style:paragraph-properties fo:line-height="115%"/>
      <style:text-properties style:font-name="Helvetica Neue" officeooo:rsid="00a66cf5" officeooo:paragraph-rsid="00a66cf5"/>
    </style:style>
    <style:style style:name="P67" style:family="paragraph" style:parent-style-name="Text_20_body">
      <style:paragraph-properties fo:line-height="115%"/>
      <style:text-properties style:font-name="Helvetica Neue" officeooo:rsid="009b3d3c" officeooo:paragraph-rsid="00be4cca"/>
    </style:style>
    <style:style style:name="P68" style:family="paragraph" style:parent-style-name="Text_20_body">
      <style:paragraph-properties fo:line-height="115%"/>
      <style:text-properties style:font-name="Helvetica Neue" officeooo:rsid="009b3d3c" officeooo:paragraph-rsid="00c79e40"/>
    </style:style>
    <style:style style:name="P69" style:family="paragraph" style:parent-style-name="Text_20_body" style:list-style-name="L8">
      <style:paragraph-properties fo:line-height="100%"/>
      <style:text-properties style:font-name="Helvetica Neue" officeooo:rsid="009bd016" officeooo:paragraph-rsid="009bd016"/>
    </style:style>
    <style:style style:name="P70" style:family="paragraph" style:parent-style-name="Text_20_body">
      <style:paragraph-properties fo:line-height="115%"/>
      <style:text-properties style:font-name="Helvetica Neue" officeooo:rsid="001d44cf" officeooo:paragraph-rsid="00aa5ef0"/>
    </style:style>
    <style:style style:name="P71" style:family="paragraph" style:parent-style-name="Text_20_body">
      <style:paragraph-properties fo:line-height="115%"/>
      <style:text-properties style:font-name="Helvetica Neue" officeooo:rsid="00486516" officeooo:paragraph-rsid="00486516"/>
    </style:style>
    <style:style style:name="P72" style:family="paragraph" style:parent-style-name="Text_20_body">
      <style:paragraph-properties fo:line-height="115%"/>
      <style:text-properties style:font-name="Helvetica Neue" officeooo:rsid="00aa5ef0" officeooo:paragraph-rsid="00aa5ef0"/>
    </style:style>
    <style:style style:name="P73" style:family="paragraph" style:parent-style-name="Text_20_body">
      <style:paragraph-properties fo:line-height="115%"/>
      <style:text-properties style:font-name="Helvetica Neue" fo:font-size="12pt" officeooo:rsid="001f2456" officeooo:paragraph-rsid="001f2456" style:font-size-asian="12pt" style:font-size-complex="12pt"/>
    </style:style>
    <style:style style:name="P74" style:family="paragraph" style:parent-style-name="Text_20_body">
      <style:paragraph-properties fo:line-height="115%"/>
      <style:text-properties style:font-name="Helvetica Neue" officeooo:rsid="0020b5a5" officeooo:paragraph-rsid="004b4a2f"/>
    </style:style>
    <style:style style:name="P75" style:family="paragraph" style:parent-style-name="Text_20_body">
      <style:paragraph-properties fo:line-height="115%"/>
      <style:text-properties style:font-name="Helvetica Neue" officeooo:rsid="003b4417" officeooo:paragraph-rsid="004b4a2f"/>
    </style:style>
    <style:style style:name="P76" style:family="paragraph" style:parent-style-name="Text_20_body">
      <style:paragraph-properties fo:line-height="115%"/>
      <style:text-properties style:font-name="Helvetica Neue" officeooo:rsid="004b4a2f" officeooo:paragraph-rsid="004b4a2f"/>
    </style:style>
    <style:style style:name="P77" style:family="paragraph" style:parent-style-name="Text_20_body">
      <style:paragraph-properties fo:line-height="115%"/>
      <style:text-properties style:font-name="Helvetica Neue" officeooo:rsid="0025c5fc" officeooo:paragraph-rsid="004e54d5"/>
    </style:style>
    <style:style style:name="P78" style:family="paragraph" style:parent-style-name="Text_20_body">
      <style:paragraph-properties fo:line-height="115%"/>
      <style:text-properties style:font-name="Helvetica Neue" officeooo:rsid="0025c5fc" officeooo:paragraph-rsid="004fea7f"/>
    </style:style>
    <style:style style:name="P79" style:family="paragraph" style:parent-style-name="Text_20_body">
      <style:paragraph-properties fo:line-height="115%"/>
      <style:text-properties style:font-name="Helvetica Neue" officeooo:rsid="0025c5fc" officeooo:paragraph-rsid="00b740b4"/>
    </style:style>
    <style:style style:name="P80" style:family="paragraph" style:parent-style-name="Text_20_body">
      <style:paragraph-properties fo:line-height="115%"/>
      <style:text-properties style:font-name="Helvetica Neue" officeooo:rsid="002650eb" officeooo:paragraph-rsid="002650eb"/>
    </style:style>
    <style:style style:name="P81" style:family="paragraph" style:parent-style-name="Text_20_body">
      <style:paragraph-properties fo:line-height="115%"/>
      <style:text-properties style:font-name="Helvetica Neue" officeooo:rsid="002650eb" officeooo:paragraph-rsid="00b8531b"/>
    </style:style>
    <style:style style:name="P82" style:family="paragraph" style:parent-style-name="Text_20_body">
      <style:paragraph-properties fo:line-height="115%"/>
      <style:text-properties style:font-name="Helvetica Neue" officeooo:rsid="005619e1" officeooo:paragraph-rsid="005619e1"/>
    </style:style>
    <style:style style:name="P83" style:family="paragraph" style:parent-style-name="Text_20_body">
      <style:paragraph-properties fo:line-height="115%"/>
      <style:text-properties style:font-name="Helvetica Neue" officeooo:rsid="003f7c67" officeooo:paragraph-rsid="0056d611"/>
    </style:style>
    <style:style style:name="P84" style:family="paragraph" style:parent-style-name="Text_20_body">
      <style:paragraph-properties fo:line-height="115%"/>
      <style:text-properties style:font-name="Helvetica Neue" officeooo:rsid="003f7c67" officeooo:paragraph-rsid="00a182de"/>
    </style:style>
    <style:style style:name="P85" style:family="paragraph" style:parent-style-name="Text_20_body">
      <style:paragraph-properties fo:line-height="115%"/>
      <style:text-properties style:font-name="Helvetica Neue" officeooo:rsid="00300cc1" officeooo:paragraph-rsid="003f7c67"/>
    </style:style>
    <style:style style:name="P86" style:family="paragraph" style:parent-style-name="Text_20_body">
      <style:paragraph-properties fo:line-height="115%"/>
      <style:text-properties style:font-name="Helvetica Neue" officeooo:rsid="004237f7" officeooo:paragraph-rsid="009862a3"/>
    </style:style>
    <style:style style:name="P87" style:family="paragraph" style:parent-style-name="Text_20_body">
      <style:paragraph-properties fo:line-height="115%"/>
      <style:text-properties style:font-name="Helvetica Neue" officeooo:rsid="004237f7" officeooo:paragraph-rsid="00cc96e7"/>
    </style:style>
    <style:style style:name="P88" style:family="paragraph" style:parent-style-name="Text_20_body">
      <style:paragraph-properties fo:line-height="115%"/>
      <style:text-properties style:font-name="Helvetica Neue" officeooo:rsid="004237f7" officeooo:paragraph-rsid="00d2fb23"/>
    </style:style>
    <style:style style:name="P89" style:family="paragraph" style:parent-style-name="Text_20_body">
      <style:paragraph-properties fo:line-height="115%"/>
      <style:text-properties style:font-name="Helvetica Neue" officeooo:rsid="00b740b4" officeooo:paragraph-rsid="00b8531b"/>
    </style:style>
    <style:style style:name="P90" style:family="paragraph" style:parent-style-name="Text_20_body">
      <style:paragraph-properties fo:line-height="115%"/>
      <style:text-properties style:font-name="Helvetica Neue" officeooo:rsid="00b91f21" officeooo:paragraph-rsid="00b91f21"/>
    </style:style>
    <style:style style:name="P91" style:family="paragraph" style:parent-style-name="Text_20_body">
      <style:paragraph-properties fo:line-height="115%"/>
      <style:text-properties style:font-name="Helvetica Neue" officeooo:rsid="00bbf47d" officeooo:paragraph-rsid="00bbf47d"/>
    </style:style>
    <style:style style:name="P92" style:family="paragraph" style:parent-style-name="Text_20_body">
      <style:paragraph-properties fo:line-height="115%"/>
      <style:text-properties style:font-name="Helvetica Neue" officeooo:rsid="00bc53af" officeooo:paragraph-rsid="00bc53af"/>
    </style:style>
    <style:style style:name="P93" style:family="paragraph" style:parent-style-name="Text_20_body">
      <style:paragraph-properties fo:line-height="115%"/>
      <style:text-properties style:font-name="Helvetica Neue" officeooo:rsid="00c5d32b" officeooo:paragraph-rsid="00c5d32b"/>
    </style:style>
    <style:style style:name="P94" style:family="paragraph" style:parent-style-name="Text_20_body" style:list-style-name="L4">
      <style:text-properties style:font-name="Helvetica Neue" officeooo:rsid="00c79e40" officeooo:paragraph-rsid="00c79e40"/>
    </style:style>
    <style:style style:name="P95" style:family="paragraph" style:parent-style-name="Text_20_body">
      <style:paragraph-properties fo:line-height="115%"/>
      <style:text-properties style:font-name="Helvetica Neue" officeooo:rsid="00c79e40" officeooo:paragraph-rsid="00c79e40"/>
    </style:style>
    <style:style style:name="P96" style:family="paragraph" style:parent-style-name="Text_20_body">
      <style:paragraph-properties fo:line-height="115%"/>
      <style:text-properties style:font-name="Helvetica Neue" officeooo:rsid="00c7cfe4" officeooo:paragraph-rsid="00c7cfe4"/>
    </style:style>
    <style:style style:name="P97" style:family="paragraph" style:parent-style-name="Text_20_body">
      <style:paragraph-properties fo:line-height="115%"/>
      <style:text-properties style:font-name="Helvetica Neue" officeooo:rsid="00cc7675" officeooo:paragraph-rsid="00cc7675"/>
    </style:style>
    <style:style style:name="P98" style:family="paragraph" style:parent-style-name="Text_20_body">
      <style:paragraph-properties fo:line-height="115%"/>
      <style:text-properties style:font-name="Helvetica Neue" officeooo:rsid="00cc96e7" officeooo:paragraph-rsid="00cc96e7"/>
    </style:style>
    <style:style style:name="P99" style:family="paragraph" style:parent-style-name="Text_20_body">
      <style:paragraph-properties fo:line-height="115%"/>
      <style:text-properties style:font-name="Helvetica Neue" officeooo:rsid="00cc96e7" officeooo:paragraph-rsid="00d00d34"/>
    </style:style>
    <style:style style:name="P100" style:family="paragraph" style:parent-style-name="Text_20_body">
      <style:paragraph-properties fo:line-height="115%"/>
      <style:text-properties style:font-name="Helvetica Neue" officeooo:rsid="00d3a5a2" officeooo:paragraph-rsid="00d3a5a2"/>
    </style:style>
    <style:style style:name="P101" style:family="paragraph" style:parent-style-name="Text_20_body">
      <style:paragraph-properties fo:line-height="115%"/>
      <style:text-properties officeooo:paragraph-rsid="0052b848"/>
    </style:style>
    <style:style style:name="P102" style:family="paragraph" style:parent-style-name="Text_20_body">
      <style:paragraph-properties fo:line-height="115%"/>
      <style:text-properties officeooo:paragraph-rsid="0056d611"/>
    </style:style>
    <style:style style:name="P103" style:family="paragraph" style:parent-style-name="Text_20_body">
      <style:paragraph-properties fo:line-height="115%"/>
      <style:text-properties officeooo:paragraph-rsid="009802ee"/>
    </style:style>
    <style:style style:name="P104" style:family="paragraph" style:parent-style-name="Text_20_body">
      <style:paragraph-properties fo:line-height="115%"/>
      <style:text-properties officeooo:paragraph-rsid="00a182de"/>
    </style:style>
    <style:style style:name="P105" style:family="paragraph" style:parent-style-name="Text_20_body">
      <style:paragraph-properties fo:line-height="115%"/>
      <style:text-properties officeooo:paragraph-rsid="00a1c272"/>
    </style:style>
    <style:style style:name="P106" style:family="paragraph" style:parent-style-name="Text_20_body">
      <style:paragraph-properties fo:line-height="115%"/>
      <style:text-properties officeooo:paragraph-rsid="00be4cca"/>
    </style:style>
    <style:style style:name="P107" style:family="paragraph" style:parent-style-name="Text_20_body">
      <style:paragraph-properties fo:line-height="115%"/>
      <style:text-properties officeooo:rsid="004c9b51" officeooo:paragraph-rsid="004c9b51"/>
    </style:style>
    <style:style style:name="P108" style:family="paragraph" style:parent-style-name="Text_20_body">
      <style:paragraph-properties fo:line-height="115%"/>
      <style:text-properties officeooo:rsid="0022e212" officeooo:paragraph-rsid="0025c5fc"/>
    </style:style>
    <style:style style:name="P109" style:family="paragraph" style:parent-style-name="Text_20_body" style:list-style-name="L5" style:master-page-name="">
      <loext:graphic-properties draw:fill="none"/>
      <style:paragraph-properties fo:margin-top="0in" fo:margin-bottom="0.0972in" style:contextual-spacing="false" fo:line-height="100%" fo:text-align="start" style:justify-single-word="false" style:page-number="auto" fo:background-color="transparent"/>
      <style:text-properties style:font-name="Helvetica Neue" fo:font-weight="normal" officeooo:rsid="003f7c67" officeooo:paragraph-rsid="0056d611" style:font-weight-asian="normal" style:font-weight-complex="normal"/>
    </style:style>
    <style:style style:name="P110" style:family="paragraph" style:parent-style-name="Text_20_body" style:list-style-name="L5">
      <loext:graphic-properties draw:fill="none"/>
      <style:paragraph-properties fo:margin-top="0in" fo:margin-bottom="0.0972in" style:contextual-spacing="false" fo:line-height="100%" fo:text-align="start" style:justify-single-word="false" fo:background-color="transparent"/>
      <style:text-properties style:font-name="Helvetica Neue" fo:font-weight="normal" officeooo:rsid="003f7c67" officeooo:paragraph-rsid="0056d611" style:font-weight-asian="normal" style:font-weight-complex="normal"/>
    </style:style>
    <style:style style:name="P111" style:family="paragraph" style:parent-style-name="Text_20_body" style:list-style-name="L5">
      <loext:graphic-properties draw:fill="none"/>
      <style:paragraph-properties fo:margin-top="0in" fo:margin-bottom="0.0972in" style:contextual-spacing="false" fo:line-height="100%" fo:text-align="start" style:justify-single-word="false" fo:background-color="transparent"/>
      <style:text-properties style:font-name="Helvetica Neue" fo:font-weight="normal" officeooo:rsid="00bc53af" officeooo:paragraph-rsid="00bc53af" style:font-weight-asian="normal" style:font-weight-complex="normal"/>
    </style:style>
    <style:style style:name="P112" style:family="paragraph" style:parent-style-name="Text_20_body">
      <style:paragraph-properties fo:margin-top="0in" fo:margin-bottom="0in" style:contextual-spacing="false" fo:line-height="115%"/>
      <style:text-properties style:font-name="Helvetica Neue" officeooo:rsid="0041535b" officeooo:paragraph-rsid="0041535b"/>
    </style:style>
    <style:style style:name="P113" style:family="paragraph" style:parent-style-name="Text_20_body">
      <style:paragraph-properties fo:margin-top="0in" fo:margin-bottom="0in" style:contextual-spacing="false" fo:line-height="115%"/>
      <style:text-properties style:font-name="Helvetica Neue" officeooo:rsid="0041535b" officeooo:paragraph-rsid="009c5bff"/>
    </style:style>
    <style:style style:name="P114" style:family="paragraph" style:parent-style-name="Text_20_body">
      <style:paragraph-properties fo:margin-top="0in" fo:margin-bottom="0in" style:contextual-spacing="false" fo:line-height="115%"/>
      <style:text-properties style:font-name="Helvetica Neue" officeooo:rsid="0041535b" officeooo:paragraph-rsid="009bd016"/>
    </style:style>
    <style:style style:name="T1" style:family="text">
      <style:text-properties officeooo:rsid="0022e212"/>
    </style:style>
    <style:style style:name="T2" style:family="text">
      <style:text-properties officeooo:rsid="0024203d"/>
    </style:style>
    <style:style style:name="T3" style:family="text">
      <style:text-properties officeooo:rsid="002650eb"/>
    </style:style>
    <style:style style:name="T4" style:family="text">
      <style:text-properties officeooo:rsid="0026d4b2"/>
    </style:style>
    <style:style style:name="T5" style:family="text">
      <style:text-properties officeooo:rsid="002a213e"/>
    </style:style>
    <style:style style:name="T6" style:family="text">
      <style:text-properties officeooo:rsid="002d5bbf"/>
    </style:style>
    <style:style style:name="T7" style:family="text">
      <style:text-properties officeooo:rsid="002ea3c9"/>
    </style:style>
    <style:style style:name="T8" style:family="text">
      <style:text-properties fo:font-style="italic" style:font-style-asian="italic" style:font-style-complex="italic"/>
    </style:style>
    <style:style style:name="T9" style:family="text">
      <style:text-properties fo:font-style="italic" officeooo:rsid="003f7c67" style:font-style-asian="italic" style:font-style-complex="italic"/>
    </style:style>
    <style:style style:name="T10" style:family="text">
      <style:text-properties fo:font-style="italic" officeooo:rsid="0056d611" style:font-style-asian="italic" style:font-style-complex="italic"/>
    </style:style>
    <style:style style:name="T11" style:family="text">
      <style:text-properties fo:font-style="italic" officeooo:rsid="002ea3c9" style:font-style-asian="italic" style:font-style-complex="italic"/>
    </style:style>
    <style:style style:name="T12" style:family="text">
      <style:text-properties fo:font-style="italic" officeooo:rsid="00cc7675" style:font-style-asian="italic" style:font-style-complex="italic"/>
    </style:style>
    <style:style style:name="T13" style:family="text">
      <style:text-properties fo:font-style="italic" officeooo:rsid="00d00d34" style:font-style-asian="italic" style:font-style-complex="italic"/>
    </style:style>
    <style:style style:name="T14" style:family="text">
      <style:text-properties fo:font-style="italic" officeooo:rsid="00d2fb23" style:font-style-asian="italic" style:font-style-complex="italic"/>
    </style:style>
    <style:style style:name="T15" style:family="text">
      <style:text-properties style:font-name="Helvetica Neue"/>
    </style:style>
    <style:style style:name="T16" style:family="text">
      <style:text-properties style:font-name="Helvetica Neue" officeooo:rsid="002d5bbf"/>
    </style:style>
    <style:style style:name="T17" style:family="text">
      <style:text-properties style:font-name="Helvetica Neue" officeooo:rsid="002ea3c9"/>
    </style:style>
    <style:style style:name="T18" style:family="text">
      <style:text-properties style:font-name="Helvetica Neue" officeooo:rsid="003b4417"/>
    </style:style>
    <style:style style:name="T19" style:family="text">
      <style:text-properties style:font-name="Helvetica Neue" officeooo:rsid="0025c5fc"/>
    </style:style>
    <style:style style:name="T20" style:family="text">
      <style:text-properties style:font-name="Helvetica Neue" officeooo:rsid="003e9017"/>
    </style:style>
    <style:style style:name="T21" style:family="text">
      <style:text-properties style:font-name="Helvetica Neue" officeooo:rsid="00438a7a"/>
    </style:style>
    <style:style style:name="T22" style:family="text">
      <style:text-properties style:font-name="Helvetica Neue" officeooo:rsid="00454cb9"/>
    </style:style>
    <style:style style:name="T23" style:family="text">
      <style:text-properties style:font-name="Helvetica Neue" officeooo:rsid="0026d4b2"/>
    </style:style>
    <style:style style:name="T24" style:family="text">
      <style:text-properties style:font-name="Helvetica Neue" officeooo:rsid="0044958b"/>
    </style:style>
    <style:style style:name="T25" style:family="text">
      <style:text-properties style:font-name="Helvetica Neue" officeooo:rsid="004e54d5"/>
    </style:style>
    <style:style style:name="T26" style:family="text">
      <style:text-properties style:font-name="Helvetica Neue" officeooo:rsid="004fea7f"/>
    </style:style>
    <style:style style:name="T27" style:family="text">
      <style:text-properties style:font-name="Helvetica Neue" officeooo:rsid="0052d610"/>
    </style:style>
    <style:style style:name="T28" style:family="text">
      <style:text-properties style:font-name="Helvetica Neue" officeooo:rsid="0056d611"/>
    </style:style>
    <style:style style:name="T29" style:family="text">
      <style:text-properties style:font-name="Helvetica Neue" officeooo:rsid="00962997"/>
    </style:style>
    <style:style style:name="T30" style:family="text">
      <style:text-properties style:font-name="Helvetica Neue" officeooo:rsid="009802ee"/>
    </style:style>
    <style:style style:name="T31" style:family="text">
      <style:text-properties style:font-name="Helvetica Neue" officeooo:rsid="009862a3"/>
    </style:style>
    <style:style style:name="T32" style:family="text">
      <style:text-properties style:font-name="Helvetica Neue" officeooo:rsid="009b3d3c"/>
    </style:style>
    <style:style style:name="T33" style:family="text">
      <style:text-properties style:font-name="Helvetica Neue" officeooo:rsid="009bd016"/>
    </style:style>
    <style:style style:name="T34" style:family="text">
      <style:text-properties style:font-name="Helvetica Neue" officeooo:rsid="00a182de"/>
    </style:style>
    <style:style style:name="T35" style:family="text">
      <style:text-properties style:font-name="Helvetica Neue" officeooo:rsid="00a1c272"/>
    </style:style>
    <style:style style:name="T36" style:family="text">
      <style:text-properties style:font-name="Helvetica Neue" officeooo:rsid="00b080cf"/>
    </style:style>
    <style:style style:name="T37" style:family="text">
      <style:text-properties style:font-name="Helvetica Neue" officeooo:rsid="00bb1a7a"/>
    </style:style>
    <style:style style:name="T38" style:family="text">
      <style:text-properties style:font-name="Helvetica Neue" officeooo:rsid="00bc53af"/>
    </style:style>
    <style:style style:name="T39" style:family="text">
      <style:text-properties style:font-name="Helvetica Neue" officeooo:rsid="005619e1"/>
    </style:style>
    <style:style style:name="T40" style:family="text">
      <style:text-properties style:font-name="Helvetica Neue" officeooo:rsid="00bbf47d"/>
    </style:style>
    <style:style style:name="T41" style:family="text">
      <style:text-properties style:font-name="Helvetica Neue" officeooo:rsid="00c5d32b"/>
    </style:style>
    <style:style style:name="T42" style:family="text">
      <style:text-properties style:font-name="Helvetica Neue" officeooo:rsid="00c7cfe4"/>
    </style:style>
    <style:style style:name="T43" style:family="text">
      <style:text-properties officeooo:rsid="003ac151"/>
    </style:style>
    <style:style style:name="T44" style:family="text">
      <style:text-properties officeooo:rsid="003b4417"/>
    </style:style>
    <style:style style:name="T45" style:family="text">
      <style:text-properties officeooo:rsid="003c95a9"/>
    </style:style>
    <style:style style:name="T46" style:family="text">
      <style:text-properties officeooo:rsid="003d1a8f"/>
    </style:style>
    <style:style style:name="T47" style:family="text">
      <style:text-properties officeooo:rsid="003e9017"/>
    </style:style>
    <style:style style:name="T48" style:family="text">
      <style:text-properties officeooo:rsid="003f7c67"/>
    </style:style>
    <style:style style:name="T49" style:family="text">
      <style:text-properties officeooo:rsid="00438a7a"/>
    </style:style>
    <style:style style:name="T50" style:family="text">
      <style:text-properties officeooo:rsid="0044958b"/>
    </style:style>
    <style:style style:name="T51" style:family="text">
      <style:text-properties officeooo:rsid="00454cb9"/>
    </style:style>
    <style:style style:name="T52" style:family="text">
      <style:text-properties officeooo:rsid="004b4a2f"/>
    </style:style>
    <style:style style:name="T53" style:family="text">
      <style:text-properties officeooo:rsid="004c9b51"/>
    </style:style>
    <style:style style:name="T54" style:family="text">
      <style:text-properties officeooo:rsid="004e54d5"/>
    </style:style>
    <style:style style:name="T55" style:family="text">
      <style:text-properties officeooo:rsid="004fea7f"/>
    </style:style>
    <style:style style:name="T56" style:family="text">
      <style:text-properties officeooo:rsid="00517abc"/>
    </style:style>
    <style:style style:name="T57" style:family="text">
      <style:text-properties officeooo:rsid="0052b848"/>
    </style:style>
    <style:style style:name="T58" style:family="text">
      <style:text-properties officeooo:rsid="0052d610"/>
    </style:style>
    <style:style style:name="T59" style:family="text">
      <style:text-properties officeooo:rsid="005619e1"/>
    </style:style>
    <style:style style:name="T60" style:family="text">
      <style:text-properties officeooo:rsid="0056d611"/>
    </style:style>
    <style:style style:name="T61" style:family="text">
      <style:text-properties officeooo:rsid="00585daf"/>
    </style:style>
    <style:style style:name="T62" style:family="text">
      <style:text-properties officeooo:rsid="008fd0b3"/>
    </style:style>
    <style:style style:name="T63" style:family="text">
      <style:text-properties officeooo:rsid="00962997"/>
    </style:style>
    <style:style style:name="T64" style:family="text">
      <style:text-properties officeooo:rsid="009862a3"/>
    </style:style>
    <style:style style:name="T65" style:family="text">
      <style:text-properties officeooo:rsid="009b3d3c"/>
    </style:style>
    <style:style style:name="T66" style:family="text">
      <style:text-properties officeooo:rsid="009bd016"/>
    </style:style>
    <style:style style:name="T67" style:family="text">
      <style:text-properties officeooo:rsid="009c5bff"/>
    </style:style>
    <style:style style:name="T68" style:family="text">
      <style:text-properties officeooo:rsid="00a182de"/>
    </style:style>
    <style:style style:name="T69" style:family="text">
      <style:text-properties officeooo:rsid="00a2b7ea"/>
    </style:style>
    <style:style style:name="T70" style:family="text">
      <style:text-properties officeooo:rsid="00a7c18a"/>
    </style:style>
    <style:style style:name="T71" style:family="text">
      <style:text-properties officeooo:rsid="00a81327"/>
    </style:style>
    <style:style style:name="T72" style:family="text">
      <style:text-properties officeooo:rsid="00aa5ef0"/>
    </style:style>
    <style:style style:name="T73" style:family="text">
      <style:text-properties officeooo:rsid="00abd4f1"/>
    </style:style>
    <style:style style:name="T74" style:family="text">
      <style:text-properties officeooo:rsid="00ada51b"/>
    </style:style>
    <style:style style:name="T75" style:family="text">
      <style:text-properties officeooo:rsid="00b080cf"/>
    </style:style>
    <style:style style:name="T76" style:family="text">
      <style:text-properties officeooo:rsid="00b12527"/>
    </style:style>
    <style:style style:name="T77" style:family="text">
      <style:text-properties style:font-name="Liberation Sans" fo:font-size="16.1000003814697pt" fo:font-weight="bold" officeooo:rsid="00b12527" style:font-name-asian="Arial Unicode MS" style:font-size-asian="16.1000003814697pt" style:font-weight-asian="bold" style:font-name-complex="Arial Unicode MS" style:font-size-complex="16.1000003814697pt" style:font-weight-complex="bold"/>
    </style:style>
    <style:style style:name="T78" style:family="text">
      <style:text-properties officeooo:rsid="00b55ca9"/>
    </style:style>
    <style:style style:name="T79" style:family="text">
      <style:text-properties officeooo:rsid="00b740b4"/>
    </style:style>
    <style:style style:name="T80" style:family="text">
      <style:text-properties officeooo:rsid="00b8531b"/>
    </style:style>
    <style:style style:name="T81" style:family="text">
      <style:text-properties officeooo:rsid="00b91f21"/>
    </style:style>
    <style:style style:name="T82" style:family="text">
      <style:text-properties officeooo:rsid="00bb1a7a"/>
    </style:style>
    <style:style style:name="T83" style:family="text">
      <style:text-properties officeooo:rsid="00bbf47d"/>
    </style:style>
    <style:style style:name="T84" style:family="text">
      <style:text-properties officeooo:rsid="00bc53af"/>
    </style:style>
    <style:style style:name="T85" style:family="text">
      <style:text-properties officeooo:rsid="00bd04e3"/>
    </style:style>
    <style:style style:name="T86" style:family="text">
      <style:text-properties officeooo:rsid="00be4cca"/>
    </style:style>
    <style:style style:name="T87" style:family="text">
      <style:text-properties officeooo:rsid="00c02a3a"/>
    </style:style>
    <style:style style:name="T88" style:family="text">
      <style:text-properties officeooo:rsid="00c195e1"/>
    </style:style>
    <style:style style:name="T89" style:family="text">
      <style:text-properties officeooo:rsid="00c25642"/>
    </style:style>
    <style:style style:name="T90" style:family="text">
      <style:text-properties officeooo:rsid="00c5d32b"/>
    </style:style>
    <style:style style:name="T91" style:family="text">
      <style:text-properties officeooo:rsid="00c79e40"/>
    </style:style>
    <style:style style:name="T92" style:family="text">
      <style:text-properties officeooo:rsid="00c7cfe4"/>
    </style:style>
    <style:style style:name="T93" style:family="text">
      <style:text-properties officeooo:rsid="00c8945c"/>
    </style:style>
    <style:style style:name="T94" style:family="text">
      <style:text-properties officeooo:rsid="00cc7675"/>
    </style:style>
    <style:style style:name="T95" style:family="text">
      <style:text-properties officeooo:rsid="004237f7"/>
    </style:style>
    <style:style style:name="T96" style:family="text">
      <style:text-properties officeooo:rsid="00cc96e7"/>
    </style:style>
    <style:style style:name="T97" style:family="text">
      <style:text-properties officeooo:rsid="00d00d34"/>
    </style:style>
    <style:style style:name="T98" style:family="text">
      <style:text-properties officeooo:rsid="00d18aaf"/>
    </style:style>
    <style:style style:name="T99" style:family="text">
      <style:text-properties officeooo:rsid="00d2fb23"/>
    </style:style>
    <style:style style:name="T100" style:family="text">
      <style:text-properties officeooo:rsid="00d4d03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track-changes="false">
        <text:changed-region xml:id="ct105553116586432" text:id="ct105553116586432">
          <text:deletion>
            <office:change-info>
              <dc:creator>Unknown Author</dc:creator>
              <dc:date>2021-08-02T12:45:31</dc:date>
            </office:change-info>
            <text:p text:style-name="P99">The InfluxDB Aux Data inserter is independent of the Sealog server process and controlled via Supervisor. </text:p>
          </text:deletion>
        </text:changed-region>
        <text:changed-region xml:id="ct105553116544720" text:id="ct105553116544720">
          <text:insertion>
            <office:change-info>
              <dc:creator>Unknown Author</dc:creator>
              <dc:date>2021-08-02T12:45:31</dc:date>
            </office:change-info>
          </text:insertion>
        </text:changed-region>
        <text:changed-region xml:id="ct105553116598256" text:id="ct105553116598256">
          <text:insertion>
            <office:change-info>
              <dc:creator>Unknown Author</dc:creator>
              <dc:date>2021-08-02T12:45:31</dc:date>
            </office:change-info>
          </text:insertion>
        </text:changed-region>
        <text:changed-region xml:id="ct105553116623760" text:id="ct105553116623760">
          <text:insertion>
            <office:change-info>
              <dc:creator>Unknown Author</dc:creator>
              <dc:date>2021-08-02T12:45:31</dc:date>
            </office:change-info>
          </text:insertion>
        </text:changed-region>
        <text:changed-region xml:id="ct105553116628384" text:id="ct105553116628384">
          <text:insertion>
            <office:change-info>
              <dc:creator>Unknown Author</dc:creator>
              <dc:date>2021-08-02T12:45: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ealog User’s Guide</text:p>
      <text:p text:style-name="P8">Version: <text:span text:style-name="T72">2</text:span>.<text:span text:style-name="T72">0</text:span><text:line-break/><text:span text:style-name="T71">Author: Webb Pinner<text:line-break/>Last Updated: </text:span><text:span text:style-name="T71"><text:date style:data-style-name="N76" text:date-value="2021-08-02T13:57:57.662354707">August 2, 2021</text:date></text:spa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573_629051979" text:style-name="Index_20_Link" text:visited-style-name="Index_20_Link">Introduction<text:tab/>2</text:a></text:p>
          <text:p text:style-name="P9"><text:a xlink:type="simple" xlink:href="#__RefHeading___Toc1575_629051979" text:style-name="Index_20_Link" text:visited-style-name="Index_20_Link">Server Architecture<text:tab/>2</text:a></text:p>
          <text:p text:style-name="P10"><text:a xlink:type="simple" xlink:href="#__RefHeading___Toc1577_629051979" text:style-name="Index_20_Link" text:visited-style-name="Index_20_Link">Events and Ancillary Data<text:tab/>2</text:a></text:p>
          <text:p text:style-name="P10"><text:a xlink:type="simple" xlink:href="#__RefHeading___Toc1579_629051979" text:style-name="Index_20_Link" text:visited-style-name="Index_20_Link">Cruises and Lowerings<text:tab/>3</text:a></text:p>
          <text:p text:style-name="P10"><text:a xlink:type="simple" xlink:href="#__RefHeading___Toc1581_629051979" text:style-name="Index_20_Link" text:visited-style-name="Index_20_Link">Event Templates<text:tab/>3</text:a></text:p>
          <text:p text:style-name="P10"><text:a xlink:type="simple" xlink:href="#__RefHeading___Toc1583_629051979" text:style-name="Index_20_Link" text:visited-style-name="Index_20_Link">Users<text:tab/>3</text:a></text:p>
          <text:p text:style-name="P9"><text:a xlink:type="simple" xlink:href="#__RefHeading___Toc1585_629051979" text:style-name="Index_20_Link" text:visited-style-name="Index_20_Link">The Sealog Client<text:tab/>3</text:a></text:p>
          <text:p text:style-name="P10"><text:a xlink:type="simple" xlink:href="#__RefHeading___Toc1587_629051979" text:style-name="Index_20_Link" text:visited-style-name="Index_20_Link">The User Interface<text:tab/>3</text:a></text:p>
          <text:p text:style-name="P11"><text:a xlink:type="simple" xlink:href="#__RefHeading___Toc1589_629051979" text:style-name="Index_20_Link" text:visited-style-name="Index_20_Link">Login Screen<text:tab/>3</text:a></text:p>
          <text:p text:style-name="P11"><text:a xlink:type="simple" xlink:href="#__RefHeading___Toc1591_629051979" text:style-name="Index_20_Link" text:visited-style-name="Index_20_Link">Main Screen<text:tab/>4</text:a></text:p>
          <text:p text:style-name="P11"><text:a xlink:type="simple" xlink:href="#__RefHeading___Toc1593_629051979" text:style-name="Index_20_Link" text:visited-style-name="Index_20_Link">Navigation Bar<text:tab/>4</text:a></text:p>
          <text:p text:style-name="P11"><text:a xlink:type="simple" xlink:href="#__RefHeading___Toc1595_629051979" text:style-name="Index_20_Link" text:visited-style-name="Index_20_Link">Event Templates<text:tab/>4</text:a></text:p>
          <text:p text:style-name="P11"><text:a xlink:type="simple" xlink:href="#__RefHeading___Toc1597_629051979" text:style-name="Index_20_Link" text:visited-style-name="Index_20_Link">Free-form text field<text:tab/>4</text:a></text:p>
          <text:p text:style-name="P11"><text:a xlink:type="simple" xlink:href="#__RefHeading___Toc1599_629051979" text:style-name="Index_20_Link" text:visited-style-name="Index_20_Link">Recent Events<text:tab/>4</text:a></text:p>
          <text:p text:style-name="P11"><text:a xlink:type="simple" xlink:href="#__RefHeading___Toc1601_629051979" text:style-name="Index_20_Link" text:visited-style-name="Index_20_Link">Auto-Snapshot (ASNAP) service status and available disk space<text:tab/>5</text:a></text:p>
          <text:p text:style-name="P10"><text:a xlink:type="simple" xlink:href="#__RefHeading___Toc1603_629051979" text:style-name="Index_20_Link" text:visited-style-name="Index_20_Link">Submitting Events<text:tab/>5</text:a></text:p>
          <text:p text:style-name="P11"><text:a xlink:type="simple" xlink:href="#__RefHeading___Toc1605_629051979" text:style-name="Index_20_Link" text:visited-style-name="Index_20_Link">Using the Event Templates<text:tab/>5</text:a></text:p>
          <text:p text:style-name="P11"><text:a xlink:type="simple" xlink:href="#__RefHeading___Toc1607_629051979" text:style-name="Index_20_Link" text:visited-style-name="Index_20_Link">Using the Free-form Text Field<text:tab/>5</text:a></text:p>
          <text:p text:style-name="P11"><text:a xlink:type="simple" xlink:href="#__RefHeading___Toc1609_629051979" text:style-name="Index_20_Link" text:visited-style-name="Index_20_Link">Event Comments<text:tab/>6</text:a></text:p>
          <text:p text:style-name="P10"><text:a xlink:type="simple" xlink:href="#__RefHeading___Toc1611_629051979" text:style-name="Index_20_Link" text:visited-style-name="Index_20_Link">Reviewing Events from a Cruise or Lowering<text:tab/>6</text:a></text:p>
          <text:p text:style-name="P11"><text:a xlink:type="simple" xlink:href="#__RefHeading___Toc1613_629051979" text:style-name="Index_20_Link" text:visited-style-name="Index_20_Link">Filtering Events<text:tab/>6</text:a></text:p>
          <text:p text:style-name="P11"><text:a xlink:type="simple" xlink:href="#__RefHeading___Toc1615_629051979" text:style-name="Index_20_Link" text:visited-style-name="Index_20_Link">Exporting events<text:tab/>7</text:a></text:p>
          <text:p text:style-name="P10"><text:a xlink:type="simple" xlink:href="#__RefHeading___Toc1617_629051979" text:style-name="Index_20_Link" text:visited-style-name="Index_20_Link">System Management<text:tab/>7</text:a></text:p>
          <text:p text:style-name="P11"><text:a xlink:type="simple" xlink:href="#__RefHeading___Toc1619_629051979" text:style-name="Index_20_Link" text:visited-style-name="Index_20_Link">Event Management<text:tab/>7</text:a></text:p>
          <text:p text:style-name="P11"><text:a xlink:type="simple" xlink:href="#__RefHeading___Toc1625_629051979" text:style-name="Index_20_Link" text:visited-style-name="Index_20_Link">Event Templates (those blue buttons)<text:tab/>8</text:a></text:p>
          <text:p text:style-name="P11"><text:a xlink:type="simple" xlink:href="#__RefHeading___Toc1635_629051979" text:style-name="Index_20_Link" text:visited-style-name="Index_20_Link">Cruises and Lowerings<text:tab/>10</text:a></text:p>
          <text:p text:style-name="P11"><text:a xlink:type="simple" xlink:href="#__RefHeading___Toc1649_629051979" text:style-name="Index_20_Link" text:visited-style-name="Index_20_Link">Users<text:tab/>12</text:a></text:p>
          <text:p text:style-name="P11"><text:a xlink:type="simple" xlink:href="#__RefHeading___Toc1661_629051979" text:style-name="Index_20_Link" text:visited-style-name="Index_20_Link">Toggle ASNAP<text:tab/>13</text:a></text:p>
          <text:p text:style-name="P9"><text:a xlink:type="simple" xlink:href="#__RefHeading___Toc1663_629051979" text:style-name="Index_20_Link" text:visited-style-name="Index_20_Link">External Services<text:tab/>14</text:a></text:p>
          <text:p text:style-name="P10"><text:a xlink:type="simple" xlink:href="#__RefHeading___Toc1665_629051979" text:style-name="Index_20_Link" text:visited-style-name="Index_20_Link">Auto-Snapshot (ASNAP)<text:tab/>14</text:a></text:p>
          <text:p text:style-name="P10"><text:a xlink:type="simple" xlink:href="#__RefHeading___Toc1667_629051979" text:style-name="Index_20_Link" text:visited-style-name="Index_20_Link">Auto-Actions<text:tab/>14</text:a></text:p>
          <text:p text:style-name="P10"><text:a xlink:type="simple" xlink:href="#__RefHeading___Toc1669_629051979" text:style-name="Index_20_Link" text:visited-style-name="Index_20_Link">Aux Data Inserters<text:tab/>14</text:a></text:p>
          <text:p text:style-name="P11"><text:a xlink:type="simple" xlink:href="#__RefHeading___Toc1671_629051979" text:style-name="Index_20_Link" text:visited-style-name="Index_20_Link">InfluxDB Integration<text:tab/>14</text:a></text:p>
          <text:p text:style-name="P10"><text:a xlink:type="simple" xlink:href="#__RefHeading___Toc1673_629051979" text:style-name="Index_20_Link" text:visited-style-name="Index_20_Link">Post-Cruise/Lowering Data Exports<text:tab/>15</text:a></text:p>
        </text:index-body>
      </text:table-of-content>
      <text:h text:style-name="P12" text:outline-level="1"/>
      <text:h text:style-name="P13" text:outline-level="1"><text:bookmark-start text:name="__RefHeading___Toc1573_629051979"/>Introduction<text:bookmark-end text:name="__RefHeading___Toc1573_629051979"/></text:h>
      <text:p text:style-name="P70"><text:span text:style-name="T72">Sealog is an</text:span> <text:span text:style-name="T43">open-source, general-purpose </text:span>event-logging <text:span text:style-name="T72">platform build to support the event-logging need of </text:span><text:span text:style-name="T43">research vessels </text:span><text:span text:style-name="T72">and deployed vehicles</text:span><text:span text:style-name="T43">.</text:span></text:p>
      <text:p text:style-name="P70"><text:span text:style-name="T43">Sealog is not intended to be a “one-size-fits-all” event log</text:span><text:span text:style-name="T49">ging</text:span><text:span text:style-name="T43"> solution but instead strives to provide a solution that </text:span><text:span text:style-name="T49">has value</text:span><text:span text:style-name="T43"> “as-is” </text:span><text:span text:style-name="T72">but is also</text:span><text:span text:style-name="T49"> a platform that can</text:span><text:span text:style-name="T43"> be easily extended to meet custom event-logging requirements.</text:span></text:p>
      <text:h text:style-name="Heading_20_1" text:outline-level="1"><text:bookmark-start text:name="__RefHeading___Toc1575_629051979"/><text:span text:style-name="T75">Server </text:span>Architecture<text:bookmark-end text:name="__RefHeading___Toc1575_629051979"/></text:h>
      <text:p text:style-name="P71"><text:span text:style-name="T72">Sealog implements a pure client/server architecture. <text:s/>The server does not include any application or web-UI. <text:s/>All event data is submitted and retrieved through authenticated API calls</text:span><text:span text:style-name="T52">. <text:s/></text:span><text:span text:style-name="T72">The client should not store any event data long-term and should only provide an interface to users to interact with the server data.</text:span></text:p>
      <text:p text:style-name="P72">Although it is possible to retrieve events by cruise and lowering an event is unaware of what cruise or lowering it is associated with. <text:s/>All queries are based on the events timestamp and which cruise/lowering that timestamp corresponds to. </text:p>
      <text:h text:style-name="Heading_20_2" text:outline-level="2"><text:bookmark-start text:name="__RefHeading___Toc1577_629051979"/><text:span text:style-name="T70">E</text:span>vent<text:span text:style-name="T70">s and Ancillary Data</text:span><text:bookmark-end text:name="__RefHeading___Toc1577_629051979"/></text:h>
      <text:p text:style-name="P3">An ‘event’ is any observation, whether scientific or operational in nature, that is worth recording <text:span text:style-name="T43">and</text:span> that may not already be directly captured in textual form by other data logging systems. </text:p>
      <text:p text:style-name="P4">Examples of scientific events <text:span text:style-name="T43">include</text:span> <text:span text:style-name="T49">in-situ </text:span>biological and geological <text:span text:style-name="T43">observations. <text:s/></text:span>Examples of operational events are things such as <text:span text:style-name="T43">cruise/</text:span>dive milestones (I.e. ‘<text:span text:style-name="T43">on-station</text:span>’, ‘<text:span text:style-name="T43">vehicle-</text:span>in-water’, ‘<text:span text:style-name="T43">vehicle-</text:span>on-bottom’, ‘<text:span text:style-name="T43">start-of-survey</text:span>’, <text:span text:style-name="T43">etc</text:span>). <text:s/>An example of an event relevant to both science and operations would be the collection of a sample, <text:span text:style-name="T52">it’s sample id number </text:span>and its placement on <text:span text:style-name="T43">a</text:span> sample tray. </text:p>
      <text:p text:style-name="P5">Within Sealog an event is comprised of a timestamp, an author, the event’s high-level value, <text:s/>optionally event-specific <text:span text:style-name="T71">key/value pair</text:span>s, <text:span text:style-name="T43">optional </text:span>free-form text <text:span text:style-name="T71">and optional comment</text:span>.</text:p>
      <text:p text:style-name="P2">The Sealog data model provides <text:span text:style-name="T43">the ability to</text:span> associated multiple <text:span text:style-name="T43">ancillary </text:span>data points <text:span text:style-name="T49">with</text:span> an event. <text:s/>These <text:span text:style-name="T43">ancillary</text:span> data points may be real-time <text:span text:style-name="T43">ship/</text:span>vehicle navigation, frame capture <text:span text:style-name="T43">filenames</text:span>, <text:span text:style-name="T43">real-time </text:span>sensor data, etc. <text:s/><text:span text:style-name="T43">Ancillary data points can be added at the time the event is created or at anytime after the event is created. </text:span><text:s/>Taking this <text:span text:style-name="T52">decoupled</text:span> approach adds some <text:span text:style-name="T73">complexity</text:span> to the architecture but <text:span text:style-name="T73">also adds</text:span><text:span text:style-name="T49"> the flexibility to</text:span> accommodate <text:span text:style-name="T44">sensor failures or the need to associate datasets that are unavailable when the event is created.</text:span></text:p>
      <text:h text:style-name="Heading_20_2" text:outline-level="2"><text:bookmark-start text:name="__RefHeading___Toc1579_629051979"/><text:soft-page-break/>Cruises and Lowerings<text:bookmark-end text:name="__RefHeading___Toc1579_629051979"/></text:h>
      <text:p text:style-name="P6">Sealog <text:span text:style-name="T73">events are</text:span> <text:span text:style-name="T56">not internally </text:span>organized events by cruise or by lowering. <text:s/>Events simpl<text:span text:style-name="T73">y</text:span> exists on their own and are given unique UUID at the time of creation. <text:s/>This allows multiple events to have the same timestamp. <text:s/>It also means that things like name, location, start/stop times for cruises and lowerings do not have to be defined prior to creating events.</text:p>
      <text:p text:style-name="P6"/>
      <text:p text:style-name="P22">Sealog treats cruises and lowerings as metadata records. <text:s/>These metadata records include a UUID, name, start time, stop time, and some optional additional data points. <text:s/>Events for a particular lowering are retrieved simply by querying the <text:span text:style-name="T73">database</text:span> for all events that were created between the start and stop times defined in the <text:span text:style-name="T73">cruise/</text:span>lowering metadata record. <text:s/>Likewise the list of lowerings that occurred during a <text:span text:style-name="T65">cruises</text:span> can be retrieved by querying the <text:span text:style-name="T73">database</text:span> for all lowerings <text:span text:style-name="T73">with</text:span> start/stop times within the start/stop time <text:span text:style-name="T73">of a </text:span>cruise metadata record.</text:p>
      <text:h text:style-name="P14" text:outline-level="2"><text:bookmark-start text:name="__RefHeading___Toc1581_629051979"/>Event Templates<text:bookmark-end text:name="__RefHeading___Toc1581_629051979"/></text:h>
      <text:p text:style-name="P23"><text:span text:style-name="T73">The </text:span>Sealog <text:span text:style-name="T73">API supports pre-defined templates for events. <text:s/>These are referred to within Sealog as event templates. <text:s/>Event templates allow the operator to implements a standardize vocabulary and ensure the full list of event options are captured when the event is created.</text:span></text:p>
      <text:h text:style-name="P15" text:outline-level="2"><text:bookmark-start text:name="__RefHeading___Toc1583_629051979"/>Users<text:bookmark-end text:name="__RefHeading___Toc1583_629051979"/></text:h>
      <text:p text:style-name="P24"><text:span text:style-name="T73">The </text:span>Sealog <text:span text:style-name="T73">API </text:span><text:span text:style-name="T74">includes role-based user authentication/authorization (authN/authZ) model. <text:s/>User information included the user’s role and optionally access privileges are stored within the Sealog database. <text:s/>This allows the operator to define who has access to Sealog and what actions that user can perform on the Sealog data.</text:span></text:p>
      <text:h text:style-name="Heading_20_1" text:outline-level="1"><text:bookmark-start text:name="__RefHeading___Toc1585_629051979"/>The <text:span text:style-name="T49">Sealog Client</text:span><text:bookmark-end text:name="__RefHeading___Toc1585_629051979"/></text:h>
      <text:p text:style-name="P2"><text:span text:style-name="T49">The Sealog Client </text:span><text:span text:style-name="T75">is a web-based </text:span>user interface <text:span text:style-name="T44">accessible from any device with a </text:span>modern web-browser.</text:p>
      <text:h text:style-name="Heading_20_2" text:outline-level="2"><text:bookmark-start text:name="__RefHeading___Toc1587_629051979"/>The User Interface<text:bookmark-end text:name="__RefHeading___Toc1587_629051979"/></text:h>
      <text:h text:style-name="Heading_20_3" text:outline-level="3"><text:bookmark-start text:name="__RefHeading___Toc1589_629051979"/><text:span text:style-name="T1">L</text:span>ogin <text:span text:style-name="T1">S</text:span>creen<text:bookmark-end text:name="__RefHeading___Toc1589_629051979"/></text:h>
      <text:p text:style-name="P74">The first screen users see when they open Sealog is the login screen. <text:s/><text:span text:style-name="T44">The login form includes the standard username/password form elements, a login button, a link to create a new account and a link to retrieve a forgotten password.</text:span></text:p>
      <text:p text:style-name="P75"><text:soft-page-break/>Logins are required in order to associate an author with an event however a generic “Guest” account is available for user groups that do not wish to have individual accounts. <text:s/>The login screen includes a “Login as Guest” button streamline the process of logging in.</text:p>
      <text:p text:style-name="P76">Passwords for accounts are optional. <text:s/>This is useful for using general accounts that are role-based (i.e. <text:span text:style-name="T75">Guest, Science</text:span>).</text:p>
      <text:h text:style-name="Heading_20_3" text:outline-level="3"><text:bookmark-start text:name="__RefHeading___Toc1591_629051979"/><text:span text:style-name="T1">M</text:span>ain <text:span text:style-name="T1">S</text:span>creen<text:bookmark-end text:name="__RefHeading___Toc1591_629051979"/></text:h>
      <text:p text:style-name="P29"><text:span text:style-name="T52">After logging into the system the user is taken to the main event logging screen. <text:s/></text:span>The main event-logging<text:span text:style-name="T52"> </text:span>screen is where users submit new events <text:span text:style-name="T52">and can view recently submitted events</text:span>. <text:s/>The main screen includes:</text:p>
      <text:list xml:id="list94541729" text:style-name="L1">
        <text:list-item>
          <text:p text:style-name="P27"><text:span text:style-name="T2">N</text:span>avigation <text:span text:style-name="T53">Bar</text:span></text:p>
        </text:list-item>
        <text:list-item>
          <text:p text:style-name="P27"><text:span text:style-name="T2">E</text:span>vent <text:span text:style-name="T44">templates</text:span> (<text:span text:style-name="T45">blue </text:span>buttons),</text:p>
        </text:list-item>
        <text:list-item>
          <text:p text:style-name="P28"><text:span text:style-name="T54">F</text:span>ree-form <text:span text:style-name="T54">text field</text:span>,</text:p>
        </text:list-item>
        <text:list-item>
          <text:p text:style-name="P28"><text:span text:style-name="T2">R</text:span>ecent event history,</text:p>
        </text:list-item>
        <text:list-item>
          <text:p text:style-name="P28">Auto-Snap<text:span text:style-name="T55">shot</text:span> (ASNAP) <text:span text:style-name="T52">service status </text:span><text:span text:style-name="T75">and available disk space</text:span></text:p>
        </text:list-item>
      </text:list>
      <text:h text:style-name="Heading_20_3" text:outline-level="3"><text:bookmark-start text:name="__RefHeading___Toc1593_629051979"/>Navigation Bar<text:bookmark-end text:name="__RefHeading___Toc1593_629051979"/></text:h>
      <text:p text:style-name="P107"><text:span text:style-name="T25">The</text:span><text:span text:style-name="T15"> navigation bar </text:span><text:span text:style-name="T25">at the top of the interface</text:span><text:span text:style-name="T15"> includes links and dropdown menus </text:span><text:span text:style-name="T25">to the various parts of the client. <text:s/>The options available are determined by the role of the user.</text:span></text:p>
      <text:h text:style-name="Heading_20_3" text:outline-level="3"><text:bookmark-start text:name="__RefHeading___Toc1595_629051979"/>Event Templates<text:bookmark-end text:name="__RefHeading___Toc1595_629051979"/></text:h>
      <text:p text:style-name="P108"><text:span text:style-name="T15">The event </text:span><text:span text:style-name="T18">templates</text:span><text:span text:style-name="T15"> are visualized on the interface as blue buttons. <text:s/>Event </text:span><text:span text:style-name="T18">templates</text:span><text:span text:style-name="T15"> allow users to quickly submit commonly used events. <text:s/></text:span><text:span text:style-name="T19">Clicking the</text:span><text:span text:style-name="T25">se blue </text:span><text:span text:style-name="T19">buttons can </text:span><text:span text:style-name="T25">either immediately add an event or </text:span><text:span text:style-name="T19">optionally open a dialog window </text:span><text:span text:style-name="T36">for</text:span><text:span text:style-name="T19"> </text:span><text:span text:style-name="T21">add</text:span><text:span text:style-name="T36">ing</text:span><text:span text:style-name="T19"> additional event-specific details.</text:span></text:p>
      <text:h text:style-name="Heading_20_3" text:outline-level="3"><text:bookmark-start text:name="__RefHeading___Toc1597_629051979"/>Free-form text field<text:bookmark-end text:name="__RefHeading___Toc1597_629051979"/></text:h>
      <text:p text:style-name="P77">The <text:span text:style-name="T54">free-form text</text:span> field is for submitting <text:span text:style-name="T54">in-situ </text:span>events <text:span text:style-name="T54">that can not be captured via the event templates</text:span>.</text:p>
      <text:h text:style-name="Heading_20_3" text:outline-level="3"><text:bookmark-start text:name="__RefHeading___Toc1599_629051979"/><text:span text:style-name="T80">Recent </text:span>Event<text:span text:style-name="T80">s</text:span><text:bookmark-end text:name="__RefHeading___Toc1599_629051979"/></text:h>
      <text:p text:style-name="P79">The <text:span text:style-name="T80">recent event</text:span> <text:span text:style-name="T54">card</text:span><text:span text:style-name="T78">s</text:span><text:span text:style-name="T54"> </text:span>display <text:span text:style-name="T78">the most recent event with all the events ancillary data and a list of the last 20 events</text:span>. <text:s/>Th<text:span text:style-name="T78">ese</text:span> <text:span text:style-name="T49">panel</text:span><text:span text:style-name="T78">s</text:span><text:span text:style-name="T49"> displays </text:span>events submitted by all users <text:span text:style-name="T49">and </text:span><text:span text:style-name="T78">are</text:span><text:span text:style-name="T49"> updated automatically in real-time</text:span>.</text:p>
      <text:p text:style-name="P79"><text:soft-page-break/><text:span text:style-name="T49">Clicking the text for an event in the event </text:span><text:span text:style-name="T78">list</text:span><text:span text:style-name="T49"> will display all </text:span><text:span text:style-name="T78">ancillary </text:span><text:span text:style-name="T49">data </text:span><text:span text:style-name="T78">for that</text:span><text:span text:style-name="T49"> event </text:span><text:span text:style-name="T78">similar to what is displayed on the most-recent event card</text:span><text:span text:style-name="T49">. <text:s/></text:span><text:span text:style-name="T79">Clicking the comment bubble icon will allow authorized user to add/edit a comment for the corresponding event.</text:span></text:p>
      <text:p text:style-name="P79"><text:span text:style-name="T44">The </text:span><text:span text:style-name="T79">event list card includes a filter option that allows users to filter the events displayed in the card by event type. <text:s/>Filtering the events may take a few seconds to apply. <text:s/>The filter also supports partial matches.</text:span></text:p>
      <text:p text:style-name="P89">The user can review older events within the event list by using the “Older Events” button. <text:s/>Likewise the user can move forward in time with the “Newer Events” and can quickly return to the real-time events with the “Newest Events” button.</text:p>
      <text:p text:style-name="P89">The ASNAP events can be shown/hidden using the “ASNAP” toggle at the bottom of the card.</text:p>
      <text:h text:style-name="Heading_20_3" text:outline-level="3"><text:bookmark-start text:name="__RefHeading___Toc1601_629051979"/>Auto-Snap<text:span text:style-name="T55">shot</text:span> (ASNAP) service status <text:span text:style-name="T75">and available disk space</text:span><text:bookmark-end text:name="__RefHeading___Toc1601_629051979"/></text:h>
      <text:p text:style-name="P78">The Auto-Snap<text:span text:style-name="T55">shot</text:span> <text:span text:style-name="T44">(ASNAP) service </text:span>status is displayed at the bottom of the page. <text:span text:style-name="T3">When ASNAP is “On” ASNAP events are automatically created </text:span><text:span text:style-name="T78">at a pre-defined interval</text:span><text:span text:style-name="T3">. <text:s/>These ASNAP events are hidden from the event history by default. <text:s/>Clicking the “ASNAP” </text:span><text:span text:style-name="T78">toggle</text:span><text:span text:style-name="T3"> with display any recently created ASNAP events.</text:span></text:p>
      <text:h text:style-name="Heading_20_2" text:outline-level="2"><text:bookmark-start text:name="__RefHeading___Toc1603_629051979"/><text:span text:style-name="T3">S</text:span>ubmitting <text:span text:style-name="T3">E</text:span>vents<text:bookmark-end text:name="__RefHeading___Toc1603_629051979"/></text:h>
      <text:p text:style-name="P80"><text:span text:style-name="T57">T</text:span>here are <text:span text:style-name="T50">two</text:span> ways to submit events <text:span text:style-name="T57">from the Sealog client</text:span>: the event <text:span text:style-name="T46">templates</text:span> (blue buttons) and the free-form text <text:span text:style-name="T4">field</text:span>.</text:p>
      <text:h text:style-name="Heading_20_3" text:outline-level="3"><text:bookmark-start text:name="__RefHeading___Toc1605_629051979"/>Using the Event Templates<text:bookmark-end text:name="__RefHeading___Toc1605_629051979"/></text:h>
      <text:p text:style-name="P81">To <text:span text:style-name="T57">submit an event </text:span><text:span text:style-name="T80">using a</text:span> <text:span text:style-name="T46">template</text:span> simply click on the desired blue button. <text:s/>The <text:span text:style-name="T57">event</text:span> <text:span text:style-name="T46">templates</text:span> <text:span text:style-name="T57">may</text:span> be configured <text:span text:style-name="T55">as</text:span> simple one-click event <text:span text:style-name="T78">submission</text:span> or <text:span text:style-name="T57">it may</text:span> <text:span text:style-name="T78">prompt the user for</text:span> additional <text:span text:style-name="T50">event-specific </text:span><text:span text:style-name="T78">information</text:span>.</text:p>
      <text:p text:style-name="P81"><text:span text:style-name="T80">Events submitted using event templates allow the user to define a custom timestamp for the event. <text:s/>It is important to remember that the date/time is UTC. <text:s/></text:span><text:span text:style-name="T81">It the template does not prompt the user for additional information, holding SHIFT when clicking the template will force a prompt to appear.</text:span></text:p>
      <text:h text:style-name="Heading_20_3" text:outline-level="3"><text:bookmark-start text:name="__RefHeading___Toc1607_629051979"/><text:span text:style-name="T23">U</text:span><text:span text:style-name="T15">sing the Free-form Text Field</text:span><text:bookmark-end text:name="__RefHeading___Toc1607_629051979"/></text:h>
      <text:p text:style-name="P101"><text:span text:style-name="T23">To submit a free form event simply type text into the text field and click the “Submit” button </text:span><text:span text:style-name="T26">located</text:span><text:span text:style-name="T23"> to the right of the </text:span><text:span text:style-name="T26">free-form </text:span><text:span text:style-name="T23">text field. <text:s/>The free-form text field is for summit</text:span><text:span text:style-name="T24">ing</text:span><text:span text:style-name="T23"> events for which there is no event </text:span><text:span text:style-name="T26">template</text:span><text:span text:style-name="T23">.</text:span></text:p>
      <text:h text:style-name="Heading_20_3" text:outline-level="3"><text:bookmark-start text:name="__RefHeading___Toc1609_629051979"/><text:soft-page-break/><text:span text:style-name="T23">E</text:span><text:span text:style-name="T15">vent Comments</text:span><text:bookmark-end text:name="__RefHeading___Toc1609_629051979"/></text:h>
      <text:p text:style-name="P30">Event comments provide a clear mechanism for user to add additional context to an event after it’s been created. <text:s/>Examples of comment content include:</text:p>
      <text:list xml:id="list3643540693" text:style-name="L2">
        <text:list-item>
          <text:p text:style-name="P31">An observation is incorrect</text:p>
        </text:list-item>
        <text:list-item>
          <text:p text:style-name="P31">Additional observations not included in the original event submission</text:p>
        </text:list-item>
        <text:list-item>
          <text:p text:style-name="P31">Preliminary notes on the importance of an event</text:p>
        </text:list-item>
      </text:list>
      <text:h text:style-name="Heading_20_2" text:outline-level="2"><text:bookmark-start text:name="__RefHeading___Toc1611_629051979"/><text:span text:style-name="T4">R</text:span>eviewing <text:span text:style-name="T4">E</text:span>vents <text:span text:style-name="T57">from a </text:span><text:span text:style-name="T82">Cruise or </text:span><text:span text:style-name="T57">Lowering</text:span><text:bookmark-end text:name="__RefHeading___Toc1611_629051979"/></text:h>
      <text:p text:style-name="P34">To review the events from a <text:span text:style-name="T82">cruise/</text:span>lowering, click the “Review Cruises/Lowerings” link from the top navigation bar. <text:s/>This will display the <text:span text:style-name="T81">cruise/lowering</text:span> selection page. <text:s/><text:span text:style-name="T81">If the Sealog client is </text:span><text:span text:style-name="T82">configured for</text:span><text:span text:style-name="T81"> logging events from a deployed vehicle then this page will provide users with the ability to select </text:span><text:span text:style-name="T82">a</text:span><text:span text:style-name="T81"> cruise and lowering. <text:s/>If the client is </text:span><text:span text:style-name="T82">configured </text:span><text:span text:style-name="T81">for logging </text:span><text:span text:style-name="T82">only </text:span><text:span text:style-name="T81">cruise events </text:span><text:span text:style-name="T82">then</text:span><text:span text:style-name="T81"> </text:span><text:span text:style-name="T82">only </text:span><text:span text:style-name="T81">the select cruise option will be available.</text:span></text:p>
      <text:p text:style-name="P90">Cruises are selectable by year. <text:s/>If applicable, lowerings are selectable by cruise.</text:p>
      <text:p text:style-name="P34"><text:span text:style-name="T81">As the cruise/lowering are selected the </text:span>interface will display the <text:span text:style-name="T82">metadata record for</text:span> the <text:span text:style-name="T81">corresponding</text:span> <text:span text:style-name="T82">cruise/lowering</text:span>. <text:s/>Once the desired <text:span text:style-name="T81">cruise/</text:span>lowering is selected, the user will be presented with four options for reviewing the <text:span text:style-name="T81">cruise/</text:span>lowering.</text:p>
      <text:list xml:id="list2512429514" text:style-name="L3">
        <text:list-item>
          <text:p text:style-name="P32">Replay → VLC-style controls <text:span text:style-name="T58">and a slider </text:span>for scanning through a <text:span text:style-name="T58">lowering.</text:span> <text:s/>All associated data for a given event is displayed including preview <text:span text:style-name="T58">of</text:span> image data.</text:p>
        </text:list-item>
        <text:list-item>
          <text:p text:style-name="P33">Review → Similar to Replay but with a focus on just the events and without the VLC-style controls, <text:span text:style-name="T58">slider or</text:span> <text:span text:style-name="T58">display of</text:span> associated data. <text:s/><text:span text:style-name="T58">Users can choose to display the associated data for and event by clicking the window icon next to the desired event.</text:span></text:p>
        </text:list-item>
        <text:list-item>
          <text:p text:style-name="P33">Map →<text:span text:style-name="T58"> </text:span>Similar to Replay <text:span text:style-name="T58">and Review</text:span> but with a focus on <text:span text:style-name="T58">the position where the event was created. <text:s/>This interface includes a map of the lowering trackline and a slider for quickly scanning through the lowering.</text:span></text:p>
        </text:list-item>
        <text:list-item>
          <text:p text:style-name="P32">Gallery →<text:span text:style-name="T58"> Displays only the image data collected for each event, organized by camera name.</text:span></text:p>
        </text:list-item>
      </text:list>
      <text:h text:style-name="Heading_20_3" text:outline-level="3"><text:bookmark-start text:name="__RefHeading___Toc1613_629051979"/>Filtering Events<text:bookmark-end text:name="__RefHeading___Toc1613_629051979"/></text:h>
      <text:p text:style-name="P25"><text:span text:style-name="T24">The </text:span><text:span text:style-name="T27">Replay, Review and Map interfac</text:span><text:span text:style-name="T37">es </text:span><text:span text:style-name="T27">include a</text:span><text:span text:style-name="T24"> form </text:span><text:span text:style-name="T37">for</text:span><text:span text:style-name="T24"> filter</text:span><text:span text:style-name="T37">ing</text:span><text:span text:style-name="T24"> </text:span><text:span text:style-name="T27">the events shown.</text:span><text:span text:style-name="T24"> <text:s/>Events can be filtered by event value, author, time or free text. <text:s/>The search form </text:span><text:span text:style-name="T27">is</text:span><text:span text:style-name="T24"> case </text:span><text:span text:style-name="T27">in</text:span><text:span text:style-name="T24">sensitive and </text:span><text:span text:style-name="T27">partial matching is supported</text:span><text:span text:style-name="T24">. <text:s/>Use commas between event values to search for multiple </text:span><text:soft-page-break/><text:span text:style-name="T24">event values (i.e. FISH, CORAL). <text:s/>Prefixing an event value with a “!” character will perform a logical NOT operation.</text:span></text:p>
      <text:h text:style-name="Heading_20_3" text:outline-level="3"><text:bookmark-start text:name="__RefHeading___Toc1615_629051979"/>Exporting events<text:bookmark-end text:name="__RefHeading___Toc1615_629051979"/></text:h>
      <text:p text:style-name="P51">Sealog allows users to export all or a subset of events from the database. <text:s/>Events can be exported with or without their associated <text:span text:style-name="T50">ancillary </text:span>data and <text:span text:style-name="T50">the </text:span>data can be exported in <text:span text:style-name="T50">either</text:span> JSON or CSV format.</text:p>
      <text:p text:style-name="P82">Events can be exported from the Replay, Review or Map modes <text:span text:style-name="T83">using the event download dropdown</text:span>. <text:s/>To export the events, click the Download icon in <text:span text:style-name="T83">upper-right of </text:span>the Filtered Events card and select the type of export. <text:s/>The export is for the <text:span text:style-name="T83">current</text:span> list of events shown in the Filtered Events card.</text:p>
      <text:h text:style-name="P18" text:outline-level="2"><text:bookmark-start text:name="__RefHeading___Toc1617_629051979"/>System Management<text:bookmark-end text:name="__RefHeading___Toc1617_629051979"/></text:h>
      <text:p text:style-name="P91">Depending on the active user’s role there will be a “System Management” dropdown in the top navigation bar of the Sealog client UI. <text:s/>The contents of this dropdown will also depend on the users role.</text:p>
      <text:h text:style-name="P19" text:outline-level="3"><text:bookmark-start text:name="__RefHeading___Toc1619_629051979"/>Event Management<text:bookmark-end text:name="__RefHeading___Toc1619_629051979"/></text:h>
      <text:p text:style-name="P67">The Event Management section allows admins to view all events in the Sealog database. <text:s text:c="2"/><text:span text:style-name="T86">To navigate to this </text:span>section <text:span text:style-name="T86">go to</text:span> the “System Management” dropdown <text:span text:style-name="T86">menu item</text:span> <text:span text:style-name="T86">i</text:span>n the top navigation bar <text:span text:style-name="T86">and select “Event Management”</text:span>. <text:s/>The Event Management section <text:span text:style-name="T86">looks similar to the cruise/lowering review UI but is for all events stored in the Sealog database.</text:span></text:p>
      <text:h text:style-name="P21" text:outline-level="4"><text:bookmark-start text:name="__RefHeading___Toc1621_629051979"/>Filtering Events<text:bookmark-end text:name="__RefHeading___Toc1621_629051979"/></text:h>
      <text:p text:style-name="P26"><text:span text:style-name="T24">The </text:span><text:span text:style-name="T32">Event Filter</text:span><text:span text:style-name="T27"> form </text:span><text:span text:style-name="T24">is used to filtered </text:span><text:span text:style-name="T27">the events shown.</text:span><text:span text:style-name="T24"> <text:s/>Events can be filtered by event value, author, time or free text. <text:s/>The search form </text:span><text:span text:style-name="T27">is</text:span><text:span text:style-name="T24"> case </text:span><text:span text:style-name="T27">in</text:span><text:span text:style-name="T24">sensitive and </text:span><text:span text:style-name="T27">partial matching is supported</text:span><text:span text:style-name="T24">. <text:s/>Use commas between event values to search for multiple event values (i.e. FISH, CORAL). <text:s/>Prefixing an event value with a “!” character will perform a logical NOT operation.</text:span></text:p>
      <text:h text:style-name="P21" text:outline-level="4"><text:bookmark-start text:name="__RefHeading___Toc1623_629051979"/>Exporting events<text:bookmark-end text:name="__RefHeading___Toc1623_629051979"/></text:h>
      <text:p text:style-name="P54">Events can be exported with or without their associated <text:span text:style-name="T50">ancillary </text:span>data and <text:span text:style-name="T50">the </text:span>data can be exported in <text:span text:style-name="T50">either</text:span> JSON or CSV format.</text:p>
      <text:p text:style-name="P106"><text:span text:style-name="T39">Events can be exported </text:span><text:span text:style-name="T40">using the event download dropdown</text:span><text:span text:style-name="T39">. <text:s/>To export the events, click the Download icon in </text:span><text:span text:style-name="T40">upper-right of </text:span><text:span text:style-name="T39">the Filtered Events card and select the type of export. <text:s/>The export is for the </text:span><text:span text:style-name="T40">current</text:span><text:span text:style-name="T39"> list of events shown in the Filtered Events card.</text:span></text:p>
      <text:h text:style-name="Heading_20_3" text:outline-level="3"><text:bookmark-start text:name="__RefHeading___Toc1625_629051979"/><text:soft-page-break/><text:span text:style-name="T5">E</text:span>vent <text:span text:style-name="T6">T</text:span>emplates (<text:span text:style-name="T69">those blue </text:span>buttons)<text:bookmark-end text:name="__RefHeading___Toc1625_629051979"/></text:h>
      <text:p text:style-name="P40">To add/edit an event template go to the “System Management” dropdown menu <text:span text:style-name="T86">item </text:span>in the navigation bar and select “Event Templates” <text:s/>This will <text:span text:style-name="T83">display</text:span> the “Event Templates” <text:span text:style-name="T83">page</text:span>. <text:s/><text:span text:style-name="T59">This option is only available to users with the role of “</text:span><text:span text:style-name="T83">template</text:span><text:span text:style-name="T59"> manager” or “admin”.</text:span></text:p>
      <text:p text:style-name="P41">The Event Templates <text:span text:style-name="T83">page</text:span> has <text:span text:style-name="T47">4</text:span> parts:</text:p>
      <text:list xml:id="list739175480" text:style-name="L4">
        <text:list-item>
          <text:p text:style-name="P35">A list of system event templates <text:span text:style-name="T83">(only available to admin users)</text:span></text:p>
        </text:list-item>
        <text:list-item>
          <text:p text:style-name="P37"><text:span text:style-name="T60">A </text:span>list of <text:span text:style-name="T47">non-system</text:span> event templates,</text:p>
        </text:list-item>
        <text:list-item>
          <text:p text:style-name="P39"><text:span text:style-name="T60">A</text:span> button to <text:span text:style-name="T83">import</text:span> event template<text:span text:style-name="T83">s from file (only available to admin users)</text:span></text:p>
        </text:list-item>
        <text:list-item>
          <text:p text:style-name="P37"><text:span text:style-name="T60">A</text:span> button to add a new event template</text:p>
        </text:list-item>
        <text:list-item>
          <text:p text:style-name="P37"><text:span text:style-name="T60">A</text:span> form <text:span text:style-name="T60">card</text:span> used for creating/editing event templates</text:p>
        </text:list-item>
      </text:list>
      <text:h text:style-name="Heading_20_4" text:outline-level="4"><text:bookmark-start text:name="__RefHeading___Toc1627_629051979"/>System vs Non-System Event Templates<text:bookmark-end text:name="__RefHeading___Toc1627_629051979"/></text:h>
      <text:p text:style-name="P83"><text:span text:style-name="T7">T</text:span>here are 2 classes of event templates: system and non-system.</text:p>
      <text:p text:style-name="P83">System event templates can only be created/edited/deleted by <text:span text:style-name="T83">admin </text:span><text:span text:style-name="T60">users</text:span>. <text:s/>The reason for system templates is to allow the vessel/<text:span text:style-name="T83">vehicle</text:span> operator to define a set of <text:span text:style-name="T83">templates</text:span> that should <text:span text:style-name="T83">NOT</text:span> be modified by the visiting science party.</text:p>
      <text:p text:style-name="P83">Non-system <text:span text:style-name="T83">templates</text:span> can be created by any user with the role of “t<text:span text:style-name="T83">emplate </text:span>manager” or “admin”. <text:s/>These are the events that can/should be <text:span text:style-name="T60">managed</text:span> by the science party to support their specialized needs.</text:p>
      <text:h text:style-name="Heading_20_4" text:outline-level="4"><text:bookmark-start text:name="__RefHeading___Toc1629_629051979"/>Adding/Editing Event Templates<text:bookmark-end text:name="__RefHeading___Toc1629_629051979"/></text:h>
      <text:p text:style-name="P102"><text:span text:style-name="T16">When a user first arrives </text:span><text:span text:style-name="T38">on</text:span><text:span text:style-name="T16"> the Event Templates </text:span><text:span text:style-name="T38">page</text:span><text:span text:style-name="T16"> </text:span><text:span text:style-name="T38">a blank</text:span><text:span text:style-name="T16"> </text:span><text:span text:style-name="T20">create </text:span><text:span text:style-name="T22">event</text:span><text:span text:style-name="T20"> template </text:span><text:span text:style-name="T16">form is already displayed. <text:s/></text:span><text:span text:style-name="T17">This allows the user to immediately start building a new </text:span><text:span text:style-name="T28">event </text:span><text:span text:style-name="T17">template.</text:span></text:p>
      <text:p text:style-name="P102"><text:span text:style-name="T17">To edit an existing template click the </text:span><text:span text:style-name="T28">blue </text:span><text:span text:style-name="T17">pencil icon next to the template you wish to edit. <text:s/>To </text:span><text:span text:style-name="T28">preview what the template will look like in the main event-logging section click the green test tube icon </text:span><text:span text:style-name="T17">next to the template you wish to </text:span><text:span text:style-name="T28">preview.</text:span><text:span text:style-name="T17"> <text:s/>To delete and existing </text:span><text:span text:style-name="T33">template</text:span><text:span text:style-name="T17"> click the </text:span><text:span text:style-name="T28">red </text:span><text:span text:style-name="T17">trash can icon next to the template you wish to </text:span><text:span text:style-name="T33">delete</text:span><text:span text:style-name="T17">. <text:s/></text:span><text:span text:style-name="T28">The </text:span><text:span text:style-name="T17">Sealog </text:span><text:span text:style-name="T28">client </text:span><text:span text:style-name="T17">will prompt the user to confirm the delete to prevent accidental deletion.</text:span></text:p>
      <text:p text:style-name="P62">The form to create/edit a template is dynamically built for the template. <text:s/>The most basic event template includes:</text:p>
      <text:list xml:id="list2151749738" text:style-name="L5">
        <text:list-item>
          <text:p text:style-name="P43"><text:span text:style-name="T9">Button </text:span><text:span text:style-name="T8">Name →</text:span><text:span text:style-name="T10"> </text:span><text:s/>the name that will appear on the blue button.</text:p>
        </text:list-item>
        <text:list-item>
          <text:p text:style-name="P44"><text:span text:style-name="T9">Event </text:span><text:span text:style-name="T8">Value →</text:span> the <text:span text:style-name="T48">string</text:span> that will be submitted as the event’s value.</text:p>
        </text:list-item>
        <text:list-item>
          <text:p text:style-name="P46"><text:soft-page-break/><text:span text:style-name="T7">Free text Required </text:span><text:span text:style-name="T11">→</text:span><text:span text:style-name="T7"> whether or not the observer MUST add some free-form text before submitting the event.</text:span></text:p>
        </text:list-item>
        <text:list-item>
          <text:p text:style-name="P47">System Template → if the template should be a system or non-system template (Admin users only)</text:p>
        </text:list-item>
        <text:list-item>
          <text:p text:style-name="P47">Disabled → if the template should be disabled and not shown on the event-logging page (Admin users only)</text:p>
        </text:list-item>
      </text:list>
      <text:p text:style-name="P45">Beyond the basic template definition it is possible to <text:span text:style-name="T51">add </text:span>additional <text:span text:style-name="T51">event template options. <text:s/>To add an event template option click the blue “Add Option” button. <text:s/>There are </text:span><text:span text:style-name="T84">five</text:span><text:span text:style-name="T51"> types of event template options:</text:span></text:p>
      <text:list xml:id="list135758376176273" text:continue-numbering="true" text:style-name="L5">
        <text:list-item>
          <text:p text:style-name="P109">Text → allows entering free-form text.</text:p>
        </text:list-item>
        <text:list-item>
          <text:p text:style-name="P111">Static Text → adds a text field that is pre-populated and cannot be changed</text:p>
        </text:list-item>
        <text:list-item>
          <text:p text:style-name="P110">Dropdown → allows select<text:span text:style-name="T84">ing</text:span> one value from a pre-defined list.</text:p>
        </text:list-item>
        <text:list-item>
          <text:p text:style-name="P110">Checkboxes → allows select<text:span text:style-name="T84">ing</text:span> one or more from a pre-defined list.</text:p>
        </text:list-item>
        <text:list-item>
          <text:p text:style-name="P111">Radio Buttons → allows selecting <text:span text:style-name="T48">one or more from a pre-defined list.</text:span></text:p>
        </text:list-item>
      </text:list>
      <text:p text:style-name="P85">These additional optional are for customizing the event template so that users are aware of what additional information can/must be included when submitting a particular event. <text:s/>Each additional element includes a “Require” checkbox. <text:s/>If the Require checkbox is selected then any when an event is created using this template, Sealog will require that the user complete that section of the event options form before the event may be submitted.</text:p>
      <text:p text:style-name="P92">In the case of Dropdown, Checkboxes and Radio Buttons a default value can be set. <text:s/>This default value must be one of the defined options.</text:p>
      <text:h text:style-name="Heading_20_4" text:outline-level="4"><text:bookmark-start text:name="__RefHeading___Toc1631_629051979"/>Export<text:span text:style-name="T67">ing</text:span> Event Templates<text:bookmark-end text:name="__RefHeading___Toc1631_629051979"/></text:h>
      <text:p text:style-name="P112"><text:span text:style-name="T61">It is possible to export </text:span>event templates to file. <text:s/>There are three reasons to export event templates:</text:p>
      <text:list xml:id="list686100239" text:style-name="L6">
        <text:list-item>
          <text:p text:style-name="P48">Including the event templates as part of the cruise data package</text:p>
        </text:list-item>
        <text:list-item>
          <text:p text:style-name="P48"><text:span text:style-name="T84">User w</text:span><text:span text:style-name="T61">ant</text:span><text:span text:style-name="T84">s</text:span><text:span text:style-name="T61"> to m</text:span>ov<text:span text:style-name="T61">e/copy</text:span> the event <text:span text:style-name="T61">template</text:span>s <text:span text:style-name="T61">to another</text:span> instance<text:span text:style-name="T61"> </text:span>of Sealog</text:p>
        </text:list-item>
        <text:list-item>
          <text:p text:style-name="P48"><text:span text:style-name="T84">User w</text:span>ant<text:span text:style-name="T84">s</text:span> to use the same event templates on a future cruise aboard the same vessel.</text:p>
        </text:list-item>
      </text:list>
      <text:p text:style-name="P51">To export event templates to file, click the download icon <text:span text:style-name="T61">in the header of the event templates tables</text:span>.</text:p>
      <text:h text:style-name="Heading_20_4" text:outline-level="4"><text:bookmark-start text:name="__RefHeading___Toc1633_629051979"/>Importing <text:span text:style-name="T66">Event Templates</text:span> from file <text:span text:style-name="T84">(Admin </text:span><text:span text:style-name="T90">users </text:span><text:span text:style-name="T84">only)</text:span><text:bookmark-end text:name="__RefHeading___Toc1633_629051979"/></text:h>
      <text:p text:style-name="P64">To import <text:span text:style-name="T66">event templates</text:span> from a file, <text:span text:style-name="T84">click</text:span> the blue “Import From File” button located below the <text:span text:style-name="T66">Event Templates</text:span> table. <text:s/><text:span text:style-name="T84">This</text:span> will open a <text:span text:style-name="T64">modal window that presents the user with the </text:span><text:soft-page-break/><text:span text:style-name="T64">option to select a file for import. <text:s/></text:span><text:span text:style-name="T84">Use the “Select File” button to find the file on the local file system.</text:span><text:span text:style-name="T64"> <text:s/>After the file </text:span><text:span text:style-name="T84">is selected </text:span><text:span text:style-name="T64">the modal will display the number of event templates found in the file and </text:span><text:span text:style-name="T85">a </text:span><text:span text:style-name="T64">real-time status </text:span><text:span text:style-name="T85">update</text:span><text:span text:style-name="T64"> displaying the number of event templates pending, imported, skipped (because they already exist) and errors (problem with the event template data in the file).</text:span></text:p>
      <text:h text:style-name="Heading_20_3" text:outline-level="3"><text:bookmark-start text:name="__RefHeading___Toc1635_629051979"/><text:span text:style-name="T62">Cruise</text:span><text:span text:style-name="T100">s</text:span><text:span text:style-name="T62"> and </text:span>Lowering<text:span text:style-name="T100">s</text:span><text:bookmark-end text:name="__RefHeading___Toc1635_629051979"/></text:h>
      <text:p text:style-name="P67">The <text:span text:style-name="T86">Cruise and Lowering </text:span>section<text:span text:style-name="T86">s</text:span> allows admins <text:span text:style-name="T86">and cruise managers</text:span> to view/<text:span text:style-name="T86">edit </text:span>the <text:span text:style-name="T86">Sealog</text:span> <text:span text:style-name="T86">cruise and lowering records</text:span>. <text:s text:c="2"/><text:span text:style-name="T86">To navigate to this </text:span>section <text:span text:style-name="T86">go to</text:span> the “System Management” dropdown <text:span text:style-name="T86">menu item</text:span> <text:span text:style-name="T86">i</text:span>n the top navigation bar <text:span text:style-name="T86">and select “</text:span><text:span text:style-name="T87">Cruises” or Lowerings</text:span><text:span text:style-name="T86">”</text:span>.</text:p>
      <text:h text:style-name="Heading_20_4" text:outline-level="4"><text:bookmark-start text:name="__RefHeading___Toc1637_629051979"/>General Layout<text:bookmark-end text:name="__RefHeading___Toc1637_629051979"/></text:h>
      <text:p text:style-name="P57">The Cruise and Lowering sections are organize in a similar manner. <text:s/>Each section has <text:span text:style-name="T88">3</text:span> main components:</text:p>
      <text:list xml:id="list2283885376" text:style-name="L7">
        <text:list-item>
          <text:p text:style-name="P55">Table of cruises/lowerings</text:p>
        </text:list-item>
        <text:list-item>
          <text:p text:style-name="P56">Form to Add/Edit a cruise/lowering</text:p>
        </text:list-item>
        <text:list-item>
          <text:p text:style-name="P56"><text:span text:style-name="T63">Button to Import cruises/lowerings from file </text:span><text:span text:style-name="T88">(Admin users only)</text:span><text:span text:style-name="T63">.</text:span></text:p>
        </text:list-item>
      </text:list>
      <text:h text:style-name="Heading_20_4" text:outline-level="4"><text:bookmark-start text:name="__RefHeading___Toc1639_629051979"/>Table of Cruises/Lowerings<text:bookmark-end text:name="__RefHeading___Toc1639_629051979"/></text:h>
      <text:p text:style-name="P58">The cruise/lowering table displays all cruises/lowerings available in Sealog. <text:s/>The<text:span text:style-name="T89">re is a</text:span> search text field at the header of th<text:span text:style-name="T89">is </text:span>card <text:span text:style-name="T89">for</text:span> filter<text:span text:style-name="T89">ing</text:span> the list. <text:s/>The download icon next to the search text field can be used to export all the cruises in the table.</text:p>
      <text:p text:style-name="P60">To edit an existing cruise/lowering click the blue pencil icon next to the cruise/lowering you wish to edit. <text:s/>To delete an existing cruise/lowering click the red trash can icon next to the cruise/lowering you wish to delete. <text:s/>The client will prompt the user to confirm the delete <text:span text:style-name="T90">operation</text:span>.</text:p>
      <text:p text:style-name="P60">To hide a cruise/lowering from non-admin users click the orange eye icon next to the cruise/lowering you wish to hide. <text:s/>To un-hide a cruise/lowering from non-admin users click the grey slash-eye icon next to the cruise/lowering you wish to un-hide. <text:s/></text:p>
      <text:h text:style-name="Heading_20_4" text:outline-level="4"><text:bookmark-start text:name="__RefHeading___Toc1641_629051979"/>Adding/Editing <text:span text:style-name="T63">Cruises/Lowerings</text:span><text:bookmark-end text:name="__RefHeading___Toc1641_629051979"/></text:h>
      <text:p text:style-name="P103"><text:span text:style-name="T16">When a user first arrives </text:span><text:span text:style-name="T41">at</text:span><text:span text:style-name="T16"> the </text:span><text:span text:style-name="T29">Cruises/Lowerings</text:span><text:span text:style-name="T16"> </text:span><text:span text:style-name="T41">page</text:span><text:span text:style-name="T16"> the </text:span><text:span text:style-name="T20">create </text:span><text:span text:style-name="T29">cruise/lowering</text:span><text:span text:style-name="T20"> </text:span><text:span text:style-name="T16">form is displayed. <text:s/></text:span><text:span text:style-name="T17">This allows the user to immediately start </text:span><text:span text:style-name="T30">creating</text:span><text:span text:style-name="T17"> a new </text:span><text:span text:style-name="T29">cruise/lowering</text:span><text:span text:style-name="T17">.</text:span></text:p>
      <text:p text:style-name="P103"><text:soft-page-break/><text:span text:style-name="T17">To edit an existing cruise/lowering click the blue pencil icon next to the cruise/lowering you wish to edit. <text:s/></text:span><text:span text:style-name="T30">This will populate the form with the contents of the selected cruise/lowering. <text:s/>Required fields are designated with a red asterisks.</text:span></text:p>
      <text:p text:style-name="P63">When done completing or updating the form, click the blue “Create” <text:span text:style-name="T90">or </text:span>“Update” button to save the cruise/lowering.</text:p>
      <text:h text:style-name="Heading_20_4" text:outline-level="4"><text:bookmark-start text:name="__RefHeading___Toc1643_629051979"/>Export<text:span text:style-name="T67">ing</text:span> <text:span text:style-name="T63">Cruises/Lowerings</text:span><text:bookmark-end text:name="__RefHeading___Toc1643_629051979"/></text:h>
      <text:p text:style-name="P113"><text:span text:style-name="T61">It is possible to export cruises/lowerings</text:span> to file. <text:s/>There are <text:span text:style-name="T67">two</text:span> reasons to export <text:span text:style-name="T67">cruises/lowerings</text:span>:</text:p>
      <text:list xml:id="list2027502228" text:style-name="L8">
        <text:list-item>
          <text:p text:style-name="P49">Including the <text:span text:style-name="T67">cruise/lowerings</text:span> as part of the cruise data package</text:p>
        </text:list-item>
        <text:list-item>
          <text:p text:style-name="P49"><text:span text:style-name="T61">Wanting to m</text:span>ov<text:span text:style-name="T61">e/copy</text:span> the <text:span text:style-name="T67">cruises/lowerings</text:span> <text:span text:style-name="T61">to another</text:span> instance<text:span text:style-name="T61"> </text:span>of Sealog</text:p>
        </text:list-item>
      </text:list>
      <text:p text:style-name="P52">To export <text:span text:style-name="T66">users</text:span> to file, click the download icon <text:span text:style-name="T61">in the header of the users tables</text:span>.</text:p>
      <text:h text:style-name="Heading_20_4" text:outline-level="4"><text:bookmark-start text:name="__RefHeading___Toc1645_629051979"/>Importing Cruises/Lowerings from file <text:span text:style-name="T90">(Admin users only)</text:span><text:bookmark-end text:name="__RefHeading___Toc1645_629051979"/></text:h>
      <text:p text:style-name="P65"><text:span text:style-name="T31">To import </text:span><text:span text:style-name="T90">cruises/lowerings</text:span><text:span text:style-name="T31"> from a file, </text:span><text:span text:style-name="T84">click</text:span><text:span text:style-name="T31"> the blue “Import From File” button located below the </text:span><text:span text:style-name="T90">Cruises/Lowerings</text:span><text:span text:style-name="T31"> table. <text:s/></text:span><text:span text:style-name="T84">This</text:span><text:span text:style-name="T31"> will open a </text:span><text:span text:style-name="T64">modal window that presents the user with the option to select a file for import. <text:s/></text:span><text:span text:style-name="T84">Use the “Select File” button to find the file on the local file system.</text:span><text:span text:style-name="T64"> <text:s/>After the file </text:span><text:span text:style-name="T84">is selected </text:span><text:span text:style-name="T64">the modal will display the number of </text:span><text:span text:style-name="T90">cruises/lowerings</text:span><text:span text:style-name="T64"> found in the file and </text:span><text:span text:style-name="T85">a </text:span><text:span text:style-name="T64">real-time status </text:span><text:span text:style-name="T85">update</text:span><text:span text:style-name="T64"> displaying the number of </text:span><text:span text:style-name="T90">cruises/lowerings</text:span><text:span text:style-name="T64"> pending, imported, skipped (because they already exist) and errors (problem with the </text:span><text:span text:style-name="T90">cruise/lowering</text:span><text:span text:style-name="T64"> data in the file).</text:span></text:p>
      <text:h text:style-name="Heading_20_4" text:outline-level="4"><text:bookmark-start text:name="__RefHeading___Toc1647_629051979"/><text:span text:style-name="T31">A</text:span><text:span text:style-name="T15">dditional Lowering Functionality</text:span><text:bookmark-end text:name="__RefHeading___Toc1647_629051979"/></text:h>
      <text:p text:style-name="P66">For <text:span text:style-name="T90">vehicle-focused </text:span>installations where vehicle navigation is integrated as ancillary data for the events there is additional functionality <text:span text:style-name="T90">on</text:span> the Lowerings <text:span text:style-name="T90">page</text:span>. <text:s/>This additional functionality includes the ability to use the navigation data to refine lowering start/stop times, <text:span text:style-name="T90">lowering milestones</text:span> as well as capture additional metadata such as a geographic bounding box for the lowering <text:span text:style-name="T90">and </text:span>max depth. <text:s/><text:span text:style-name="T90">C</text:span>lick the orange “Milestones/Stats” button in the Update Lowering form <text:span text:style-name="T90">to open the lowering’s Milestones and Stats page</text:span>.</text:p>
      <text:p text:style-name="P93">The Milestones and Stats page displays a map and a depth vs time graph of the lowering. <text:s/>Below this are the list of configured milestones and a max depth and bounding box calculator.</text:p>
      <text:p text:style-name="P93">To set a milestone, click on the desired milestone (text will turn orange) and select the desired milestone time on the depth plot.</text:p>
      <text:p text:style-name="P93">To set the max depth and bounding box stats, click the calculator icon next to the corresponding stat.</text:p>
      <text:p text:style-name="P93"><text:soft-page-break/>When done, click the “Update” button to save the changes.</text:p>
      <text:h text:style-name="Heading_20_3" text:outline-level="3"><text:bookmark-start text:name="__RefHeading___Toc1649_629051979"/>Users<text:bookmark-end text:name="__RefHeading___Toc1649_629051979"/></text:h>
      <text:p text:style-name="P68">The <text:span text:style-name="T91">Users</text:span><text:span text:style-name="T86"> </text:span>section allows admins <text:span text:style-name="T86">and cruise managers</text:span> to view/<text:span text:style-name="T86">edit</text:span> <text:span text:style-name="T86">Sealog</text:span> <text:span text:style-name="T91">user</text:span><text:span text:style-name="T86"> records</text:span>. <text:s text:c="2"/><text:span text:style-name="T86">To navigate to this </text:span>section <text:span text:style-name="T86">go to</text:span> the “System Management” dropdown <text:span text:style-name="T86">menu item</text:span> <text:span text:style-name="T86">i</text:span>n the top navigation bar <text:span text:style-name="T86">and select “</text:span><text:span text:style-name="T91">Users</text:span><text:span text:style-name="T87">”</text:span>.</text:p>
      <text:p text:style-name="P42">The <text:span text:style-name="T66">Users</text:span> section has <text:span text:style-name="T91">5</text:span> parts:</text:p>
      <text:list xml:id="list135759043270438" text:continue-list="list739175480" text:style-name="L4">
        <text:list-item>
          <text:p text:style-name="P36">A list of system <text:span text:style-name="T66">users </text:span><text:span text:style-name="T91">(Admin users only)</text:span></text:p>
        </text:list-item>
        <text:list-item>
          <text:p text:style-name="P38"><text:span text:style-name="T60">A </text:span>list of <text:span text:style-name="T47">non-system</text:span> <text:span text:style-name="T66">users</text:span>,</text:p>
        </text:list-item>
        <text:list-item>
          <text:p text:style-name="P94">A button to add users from file (Admin users only)</text:p>
        </text:list-item>
        <text:list-item>
          <text:p text:style-name="P38"><text:span text:style-name="T60">A</text:span> button to add a new <text:span text:style-name="T66">user</text:span></text:p>
        </text:list-item>
        <text:list-item>
          <text:p text:style-name="P38"><text:span text:style-name="T60">A</text:span> form for creating/editing <text:span text:style-name="T66">users</text:span></text:p>
        </text:list-item>
      </text:list>
      <text:h text:style-name="Heading_20_4" text:outline-level="4"><text:bookmark-start text:name="__RefHeading___Toc1651_629051979"/>System vs Non-System <text:span text:style-name="T66">Users</text:span><text:bookmark-end text:name="__RefHeading___Toc1651_629051979"/></text:h>
      <text:p text:style-name="P84"><text:span text:style-name="T7">T</text:span>here are 2 classes of <text:span text:style-name="T66">users</text:span>: system and non-system.</text:p>
      <text:p text:style-name="P84">System <text:span text:style-name="T66">users</text:span> can only be created/edited/deleted by <text:span text:style-name="T60">users with the role of</text:span> “admin”. <text:s/>The reason for system <text:span text:style-name="T66">users</text:span> is to allow the vessel operator to define a set of <text:span text:style-name="T66">users</text:span> that should not be modified by the visiting science party.</text:p>
      <text:p text:style-name="P84">Non-system <text:span text:style-name="T66">users</text:span> can be created by any user with the role of “<text:span text:style-name="T66">cruise </text:span>manager” or “admin”. <text:s/>These are the <text:span text:style-name="T66">users</text:span> that can/should be <text:span text:style-name="T60">managed</text:span> by the science party to support their <text:span text:style-name="T91">team</text:span>.</text:p>
      <text:h text:style-name="Heading_20_4" text:outline-level="4"><text:bookmark-start text:name="__RefHeading___Toc1653_629051979"/><text:span text:style-name="T91">System Users and </text:span><text:span text:style-name="T68">Users </text:span><text:span text:style-name="T91">tables</text:span><text:bookmark-end text:name="__RefHeading___Toc1653_629051979"/></text:h>
      <text:p text:style-name="P59">The <text:span text:style-name="T68">user</text:span> table<text:span text:style-name="T68">s</text:span> displays all <text:span text:style-name="T68">users</text:span> <text:span text:style-name="T91">records </text:span>in Sealog. <text:s/>The search text field <text:span text:style-name="T91">in</text:span> the header of <text:span text:style-name="T91">each user table</text:span> can filter the <text:span text:style-name="T68">users displayed in the corresponding table</text:span>. <text:s/>The download icon next to the search text field can be used to export all the <text:span text:style-name="T91">users</text:span> in <text:span text:style-name="T91">that</text:span> table.</text:p>
      <text:p text:style-name="P61">To edit an existing user click the blue pencil icon next to the user you wish to edit. <text:s/>To delete an existing user click the red trash can icon next to the user you wish to delete. <text:s/>The Sealog client will prompt the user to confirm the delete to prevent accidental deletion.</text:p>
      <text:p text:style-name="P95">Admin users will have an additional orange eye icon. <text:s/>This is for seeing the users authorization token (JWT).</text:p>
      <text:h text:style-name="Heading_20_4" text:outline-level="4"><text:bookmark-start text:name="__RefHeading___Toc1655_629051979"/>Adding/Editing <text:span text:style-name="T66">Users</text:span><text:bookmark-end text:name="__RefHeading___Toc1655_629051979"/></text:h>
      <text:p text:style-name="P104"><text:span text:style-name="T16">When a user first arrives </text:span><text:span text:style-name="T42">at</text:span><text:span text:style-name="T16"> the </text:span><text:span text:style-name="T33">Users</text:span><text:span text:style-name="T16"> </text:span><text:span text:style-name="T42">page</text:span><text:span text:style-name="T16"> the </text:span><text:span text:style-name="T20">create </text:span><text:span text:style-name="T33">new user</text:span><text:span text:style-name="T20"> </text:span><text:span text:style-name="T16">form is already displayed. <text:s/></text:span><text:span text:style-name="T17">This allows the user to immediately start </text:span><text:span text:style-name="T42">adding</text:span><text:span text:style-name="T17"> a new </text:span><text:span text:style-name="T33">user</text:span><text:span text:style-name="T17">.</text:span></text:p>
      <text:p text:style-name="P105"><text:soft-page-break/><text:span text:style-name="T34">T</text:span><text:span text:style-name="T17">o edit an existing cruise/lowering click the blue pencil icon next to the </text:span><text:span text:style-name="T34">user</text:span><text:span text:style-name="T17"> you wish to edit. <text:s/></text:span><text:span text:style-name="T30">This will populate the form with the contents of the selected </text:span><text:span text:style-name="T34">user</text:span><text:span text:style-name="T30">. <text:s/>Required fields are designated with a red asterisks. When done completing or updating the form, click the blue “Create” or “Update” button to save the </text:span><text:span text:style-name="T34">user</text:span><text:span text:style-name="T30">.</text:span></text:p>
      <text:p text:style-name="P105"><text:span text:style-name="T30">A</text:span><text:span text:style-name="T34">dmin users </text:span><text:span text:style-name="T35">can</text:span><text:span text:style-name="T34"> promote/demote a user to system-user. <text:s/>This option appears a</text:span><text:span text:style-name="T35">s</text:span><text:span text:style-name="T34"> a “System User” checkbox on the user create/update form.</text:span></text:p>
      <text:p text:style-name="P105"><text:span text:style-name="T34">Admin users can disable user accounts. <text:s/>User accounts can be disabled if the operator wants to temporary prevent the account from being used. <text:s/>This option appears a</text:span><text:span text:style-name="T35">s</text:span><text:span text:style-name="T34"> a</text:span><text:span text:style-name="T37">n</text:span><text:span text:style-name="T34"> “</text:span><text:span text:style-name="T35">Account Disabled</text:span><text:span text:style-name="T34">” checkbox on the user create/update form.</text:span></text:p>
      <text:h text:style-name="Heading_20_4" text:outline-level="4"><text:bookmark-start text:name="__RefHeading___Toc1657_629051979"/>Export<text:span text:style-name="T67">ing</text:span> <text:span text:style-name="T66">Users</text:span><text:bookmark-end text:name="__RefHeading___Toc1657_629051979"/></text:h>
      <text:p text:style-name="P114"><text:span text:style-name="T61">It is possible to export users</text:span> to file. <text:s/>There are three reasons to export <text:span text:style-name="T66">users</text:span>:</text:p>
      <text:list xml:id="list135759106462428" text:continue-list="list2027502228" text:style-name="L8">
        <text:list-item>
          <text:p text:style-name="P69">Wanting to make a backup of the users table.</text:p>
        </text:list-item>
        <text:list-item>
          <text:p text:style-name="P50"><text:span text:style-name="T61">Wanting to m</text:span>ov<text:span text:style-name="T61">e/copy</text:span> the <text:span text:style-name="T66">users</text:span> <text:span text:style-name="T61">to another</text:span> instance<text:span text:style-name="T61"> </text:span>of Sealog</text:p>
        </text:list-item>
        <text:list-item>
          <text:p text:style-name="P50">Wanting to use the same <text:span text:style-name="T66">users</text:span> on a future cruise aboard the same vessel.</text:p>
        </text:list-item>
      </text:list>
      <text:p text:style-name="P53">To export <text:span text:style-name="T66">users</text:span> to file, click the download icon <text:span text:style-name="T61">in the header of the users tables</text:span>.</text:p>
      <text:p text:style-name="P53">Only users <text:span text:style-name="T61">with the role of “admin” </text:span>can export system <text:span text:style-name="T66">users</text:span>. <text:s/><text:span text:style-name="T61">Users with the role of </text:span>“<text:span text:style-name="T66">cruise</text:span> manager” or “admin” can export non-system <text:span text:style-name="T66">users</text:span>.</text:p>
      <text:h text:style-name="Heading_20_4" text:outline-level="4"><text:bookmark-start text:name="__RefHeading___Toc1659_629051979"/>Importing <text:span text:style-name="T66">Users</text:span> from file <text:span text:style-name="T92">(Admin users only)</text:span><text:bookmark-end text:name="__RefHeading___Toc1659_629051979"/></text:h>
      <text:p text:style-name="P64">To import <text:span text:style-name="T66">users</text:span> from a file, use the blue “Import From File” button located below the <text:span text:style-name="T66">Users</text:span> table. <text:s/>This button is only available to “admin” users. <text:s/>Clicking the button will open a <text:span text:style-name="T64">modal window that presents the user with the option to select a file for import. <text:s/>After selecting the file the modal will display the number of users found in the file and real-time status messages displaying the number of users pending, imported, skipped (because they already exist) and errors (problem with the user data in the file).</text:span></text:p>
      <text:h text:style-name="P20" text:outline-level="3"><text:bookmark-start text:name="__RefHeading___Toc1661_629051979"/>Toggle ASNAP<text:bookmark-end text:name="__RefHeading___Toc1661_629051979"/></text:h>
      <text:p text:style-name="P96">There is the option with in the “System Management” dropdown to force the ASNAP server on/off. <text:s/>Clicking this option will toggle the current ASNAP status.</text:p>
      <text:h text:style-name="Heading_20_1" text:outline-level="1"><text:bookmark-start text:name="__RefHeading___Toc1663_629051979"/><text:soft-page-break/>External Services<text:bookmark-end text:name="__RefHeading___Toc1663_629051979"/></text:h>
      <text:h text:style-name="Heading_20_2" text:outline-level="2"><text:bookmark-start text:name="__RefHeading___Toc1665_629051979"/>Auto-Snap<text:span text:style-name="T61">shot</text:span> (ASNAP)<text:bookmark-end text:name="__RefHeading___Toc1665_629051979"/></text:h>
      <text:p text:style-name="P86">Auto-Snap<text:span text:style-name="T61">shot</text:span> (ASNAP) is used to automatically <text:span text:style-name="T93">submit</text:span> a pre-defined event at a set interval. <text:s/>Th<text:span text:style-name="T93">is ensures a minimum frequency of events</text:span> even <text:span text:style-name="T93">during periods where</text:span> there may not be anything “event-worthy” <text:span text:style-name="T93">occurring.</text:span></text:p>
      <text:p text:style-name="P86"><text:span text:style-name="T94">Although the status of the</text:span> ASNAP service <text:span text:style-name="T94">can be toggled within the Sealog client interface, the services itself</text:span> is completely independent of <text:span text:style-name="T94">both the </text:span>Sealog <text:span text:style-name="T94">client and server.</text:span> <text:span text:style-name="T94">The service</text:span> is <text:span text:style-name="T94">a python script </text:span><text:span text:style-name="T12">sealog_asnap.py</text:span><text:span text:style-name="T94"> located in the </text:span><text:span text:style-name="T12">./misc</text:span><text:span text:style-name="T94"> subdirectory of the Sealog Server installation directory. <text:s/>The script is controlled via Supervisor</text:span>.</text:p>
      <text:h text:style-name="P16" text:outline-level="2"><text:bookmark-start text:name="__RefHeading___Toc1667_629051979"/>Auto-Actions<text:bookmark-end text:name="__RefHeading___Toc1667_629051979"/></text:h>
      <text:p text:style-name="P97">Auto-Actions is an optional python script that listens for new events and performs a defined task when the specified triggering task is received. The script <text:span text:style-name="T8">sealog_auto_actions.py</text:span> is located in the <text:span text:style-name="T8">./misc</text:span> subdirectory of the Sealog Server installation directory. <text:s/>The script is controlled via Supervisor<text:span text:style-name="T95">.</text:span></text:p>
      <text:p text:style-name="P98">This script is most often used in conjunction with Sealog instances for vehicle operations to automatically set the lowering milestones such as “in water”, “on bottom”, “off bottom”, “on deck”.</text:p>
      <text:h text:style-name="P17" text:outline-level="2"><text:bookmark-start text:name="__RefHeading___Toc1669_629051979"/>A<text:span text:style-name="T77">ux Data Inserters</text:span><text:bookmark-end text:name="__RefHeading___Toc1669_629051979"/></text:h>
      <text:p text:style-name="P87"><text:span text:style-name="T96">Ancillary/Aux data (aux data)</text:span> <text:span text:style-name="T96">inserters are processes that listen for new events and when an event is received the process builds and submits and aux_data record to the Sealog API containing addition data to associate with the event record. <text:s/>This addition data may be position data, sensor data, image files etc.</text:span></text:p>
      <text:p text:style-name="P98">T<text:span text:style-name="T94">he </text:span>boilerplate <text:span text:style-name="T94">script </text:span><text:span text:style-name="T12">sealog_au</text:span><text:span text:style-name="T8">x_data_inserter.</text:span><text:span text:style-name="T12">py</text:span><text:span text:style-name="T94"> is located in the </text:span><text:span text:style-name="T12">./misc</text:span><text:span text:style-name="T94"> subdirectory of the Sealog Server installation directory. <text:s/></text:span>The Aux Data inserters <text:span text:style-name="T97">scripts </text:span>are independent of the Sealog server process and are controlled via Supervisor.</text:p>
      <text:h text:style-name="Heading_20_3" text:outline-level="3"><text:bookmark-start text:name="__RefHeading___Toc1671_629051979"/>InfluxDB Integration<text:bookmark-end text:name="__RefHeading___Toc1671_629051979"/></text:h>
      <text:p text:style-name="P98">A specialized version of the Aux Data inserte<text:span text:style-name="T98">r</text:span> i<text:span text:style-name="T98">s</text:span> the InfluxDB Aux Data inserter. <text:s/>This process listens for new Sealog events an<text:span text:style-name="T98">d</text:span> submits aux_data records to the Sealog API buil<text:span text:style-name="T98">t</text:span> with data queried from <text:span text:style-name="T98">an </text:span>InfluxDB. <text:s/>This allows the event to have a non-realtime timestamp and still have accurate ancillary data associated with it.</text:p>
      <text:p text:style-name="P99"><text:change text:change-id="ct105553116586432"/><text:change-start text:change-id="ct105553116544720"/><text:soft-page-break/>T<text:span text:style-name="T94">he </text:span>boilerplate <text:span text:style-name="T94">script </text:span><text:span text:style-name="T12">sealog_au</text:span><text:span text:style-name="T8">x_data_inserter</text:span><text:change-end text:change-id="ct105553116544720"/><text:span text:style-name="T8">_</text:span><text:span text:style-name="T13">influx</text:span><text:change-start text:change-id="ct105553116598256"/><text:span text:style-name="T8">.</text:span><text:span text:style-name="T12">py</text:span><text:span text:style-name="T94"> is located in the </text:span><text:span text:style-name="T12">./misc</text:span><text:span text:style-name="T94"> subdirectory of the Sealog Server installation directory. <text:s/></text:span>The Aux Data<text:change-end text:change-id="ct105553116598256"/> <text:span text:style-name="T97">InfluxDB</text:span><text:change-start text:change-id="ct105553116623760"/> inserter <text:span text:style-name="T97">script </text:span><text:change-end text:change-id="ct105553116623760"/><text:span text:style-name="T97">is</text:span><text:change-start text:change-id="ct105553116628384"/> independent of the Sealog server process and controlled via Supervisor.<text:change-end text:change-id="ct105553116628384"/></text:p>
      <text:h text:style-name="P16" text:outline-level="2"><text:bookmark-start text:name="__RefHeading___Toc1673_629051979"/>Post-Cruise/Lowering <text:span text:style-name="T76">D</text:span>ata Exports<text:bookmark-end text:name="__RefHeading___Toc1673_629051979"/></text:h>
      <text:p text:style-name="P88"><text:span text:style-name="T98">The Sealog client and server do not natively export data from the Sealog database to file </text:span><text:span text:style-name="T99">after each cruise/lowering</text:span><text:span text:style-name="T98">. <text:s/>Data exports typically handled by </text:span><text:span text:style-name="T99">the </text:span><text:span text:style-name="T14">sealog_vessel_data_export.py</text:span><text:span text:style-name="T99"> and </text:span><text:span text:style-name="T14">sealog_vehicle_data_export.py</text:span><text:span text:style-name="T99"> </text:span><text:span text:style-name="T98">python script</text:span><text:span text:style-name="T99">s</text:span><text:span text:style-name="T98">.</text:span> <text:span text:style-name="T99">These scripts are located within the ./misc </text:span><text:span text:style-name="T94">subdirectory of the Sealog Server installation directory. <text:s/></text:span><text:span text:style-name="T96">The </text:span><text:span text:style-name="T99">data export</text:span><text:span text:style-name="T96"> </text:span><text:span text:style-name="T97">scripts </text:span><text:span text:style-name="T96">are independent of the Sealog server process and are controlled via Supervisor.</text:span></text:p>
      <text:p text:style-name="P100">In their default mode the data export scripts can export data for the current cruise, an individual cruise within the Sealog database, the current lowering, an individual lowering within the Sealog database, all the lowerings for the current cruise and all the lowerings for any cruise within the Sealog database. <text:s/>How the scripts operate is controlled via command-line argum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Helvetica Neue"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age-count>15</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5-09T04:25:45.723839000</meta:creation-date>
    <dc:date>2021-08-02T13:57:57.436193146</dc:date>
    <meta:editing-duration>PT7H19M22S</meta:editing-duration>
    <meta:editing-cycles>45</meta:editing-cycles>
    <meta:generator>LibreOffice/7.1.4.2$MacOSX_X86_64 LibreOffice_project/a529a4fab45b75fefc5b6226684193eb000654f6</meta:generator>
    <meta:document-statistic meta:table-count="0" meta:image-count="0" meta:object-count="0" meta:page-count="15" meta:paragraph-count="231" meta:word-count="4615" meta:character-count="28297" meta:non-whitespace-character-count="23817"/>
  </office:meta>
</office:document-meta>
</file>